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43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1346in"/>
    </style:style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8484in"/>
    </style:style>
    <style:style style:name="co11" style:family="table-column">
      <style:table-column-properties fo:break-before="auto" style:column-width="0.5516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0.6898in"/>
    </style:style>
    <style:style style:name="co14" style:family="table-column">
      <style:table-column-properties fo:break-before="auto" style:column-width="0.6736in"/>
    </style:style>
    <style:style style:name="co15" style:family="table-column">
      <style:table-column-properties fo:break-before="auto" style:column-width="0.771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>
      <style:table-cell-properties style:rotation-align="none"/>
    </style:style>
    <style:style style:name="ce18" style:family="table-cell" style:parent-style-name="Default"/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ith-compiler-optimiz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ce6"/>
        <table:table-column table:style-name="co8" table:number-columns-repeated="4" table:default-cell-style-name="ce6"/>
        <table:table-column table:style-name="co8" table:default-cell-style-name="Default"/>
        <table:table-column table:style-name="co8" table:default-cell-style-name="ce6"/>
        <table:table-column table:style-name="co8" table:number-columns-repeated="2" table:default-cell-style-name="Default"/>
        <table:table-column table:style-name="co8" table:number-columns-repeated="1005" table:default-cell-style-name="ce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indows 8.1, Java 8 (b132), x64, 4 Cores, 2.8 GHz, 2.5 GB mem</text:p>
          </table:table-cell>
          <table:covered-table-cell table:number-columns-repeated="5" table:style-name="ce5"/>
          <table:table-cell table:style-name="ce13" office:value-type="string" calcext:value-type="string">
            <text:p>Optimizers Speed ups</text:p>
          </table:table-cell>
          <table:table-cell table:style-name="ce16" table:number-columns-repeated="2"/>
          <table:table-cell table:style-name="ce14" office:value-type="string" calcext:value-type="string">
            <text:p>Parallelization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6"/>
          <table:table-cell table:style-name="ce19" office:value-type="string" calcext:value-type="string">
            <text:p>WINDOWS</text:p>
          </table:table-cell>
          <table:table-cell table:number-columns-repeated="3"/>
          <table:table-cell table:style-name="Default"/>
          <table:table-cell table:number-columns-repeated="2"/>
          <table:table-cell table:style-name="ce19" office:value-type="string" calcext:value-type="string">
            <text:p>LINUX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4" office:value-type="string" calcext:value-type="string">
            <text:p>Scala</text:p>
          </table:table-cell>
          <table:table-cell table:style-name="ce14" office:value-type="string" calcext:value-type="string">
            <text:p>C#</text:p>
          </table:table-cell>
          <table:table-cell table:style-name="ce14" office:value-type="string" calcext:value-type="string">
            <text:p>F#</text:p>
          </table:table-cell>
          <table:table-cell table:style-name="ce14" office:value-type="string" calcext:value-type="string">
            <text:p>Java</text:p>
          </table:table-cell>
          <table:table-cell table:style-name="ce14" office:value-type="string" calcext:value-type="string">
            <text:p>Scala</text:p>
          </table:table-cell>
          <table:table-cell table:style-name="ce14" office:value-type="string" calcext:value-type="string">
            <text:p>C#</text:p>
          </table:table-cell>
          <table:table-cell table:style-name="ce14" office:value-type="string" calcext:value-type="string">
            <text:p>F#</text:p>
          </table:table-cell>
          <table:table-cell>
            <draw:frame table:end-cell-address="'with-compiler-optimizations'.U20" table:end-x="0.7071in" table:end-y="0.1012in" draw:z-index="0" draw:style-name="gr1" draw:text-style-name="P1" svg:width="6.0744in" svg:height="3.1449in" svg:x="7.1358in" svg:y="0.0425in">
              <draw:object draw:notify-on-update-of-ranges="'with-compiler-optimizations'.A3:'with-compiler-optimizations'.A7 'with-compiler-optimizations'.B2:'with-compiler-optimizations'.B2 'with-compiler-optimizations'.B3:'with-compiler-optimizations'.B7 'with-compiler-optimizations'.C2:'with-compiler-optimizations'.C2 'with-compiler-optimizations'.C3:'with-compiler-optimizations'.C7 'with-compiler-optimizations'.D2:'with-compiler-optimizations'.D2 'with-compiler-optimizations'.D3:'with-compiler-optimizations'.D7 'with-compiler-optimizations'.E2:'with-compiler-optimizations'.E2 'with-compiler-optimizations'.E3:'with-compiler-optimizations'.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4" table:number-columns-repeated="4"/>
          <table:table-cell/>
          <table:table-cell>
            <draw:frame table:end-cell-address="'with-compiler-optimizations'.AB20" table:end-x="0.878in" table:end-y="0.1008in" draw:z-index="4" draw:style-name="gr1" draw:text-style-name="P1" svg:width="6.2539in" svg:height="3.1756in" svg:x="7.1268in" svg:y="0.0114in">
              <draw:object draw:notify-on-update-of-ranges="'with-compiler-optimizations'.A32:'with-compiler-optimizations'.A36 'with-compiler-optimizations'.B31:'with-compiler-optimizations'.B31 'with-compiler-optimizations'.B32:'with-compiler-optimizations'.B36 'with-compiler-optimizations'.C31:'with-compiler-optimizations'.C31 'with-compiler-optimizations'.C32:'with-compiler-optimizations'.C36 'with-compiler-optimizations'.D31:'with-compiler-optimizations'.D31 'with-compiler-optimizations'.D32:'with-compiler-optimizations'.D36 'with-compiler-optimizations'.E31:'with-compiler-optimizations'.E31 'with-compiler-optimizations'.E32:'with-compiler-optimizations'.E3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1.544" calcext:value-type="float">
            <text:p>11.544</text:p>
          </table:table-cell>
          <table:table-cell table:style-name="ce8" office:value-type="float" office:value="10.343" calcext:value-type="float">
            <text:p>10.343</text:p>
          </table:table-cell>
          <table:table-cell table:style-name="ce8" office:value-type="float" office:value="11.4" calcext:value-type="float">
            <text:p>11.4</text:p>
          </table:table-cell>
          <table:table-cell table:style-name="ce8" office:value-type="float" office:value="10.8" calcext:value-type="float">
            <text:p>10.8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5.093" calcext:value-type="float">
            <text:p>45.093</text:p>
          </table:table-cell>
          <table:table-cell table:style-name="ce8" office:value-type="float" office:value="61.341" calcext:value-type="float">
            <text:p>61.341</text:p>
          </table:table-cell>
          <table:table-cell table:style-name="ce8" office:value-type="float" office:value="66.5" calcext:value-type="float">
            <text:p>66.5</text:p>
          </table:table-cell>
          <table:table-cell table:style-name="ce8" office:value-type="float" office:value="69.5" calcext:value-type="float">
            <text:p>69.5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2"/>
          <table:table-cell table:style-name="ce8" office:value-type="float" office:value="10.354" calcext:value-type="float">
            <text:p>10.354</text:p>
          </table:table-cell>
          <table:table-cell table:style-name="ce8" office:value-type="float" office:value="12.3" calcext:value-type="float">
            <text:p>12.3</text:p>
          </table:table-cell>
          <table:table-cell table:style-name="ce8" office:value-type="float" office:value="10.8" calcext:value-type="float">
            <text:p>10.8</text:p>
          </table:table-cell>
          <table:table-cell/>
          <table:table-cell table:style-name="ce15" table:formula="of:=[.C4]/[.C5]" office:value-type="float" office:value="5.92437705234692" calcext:value-type="float">
            <text:p>5.9243770523</text:p>
          </table:table-cell>
          <table:table-cell table:style-name="ce15" table:formula="of:=[.D4]/[.D5]" office:value-type="float" office:value="5.40650406504065" calcext:value-type="float">
            <text:p>5.406504065</text:p>
          </table:table-cell>
          <table:table-cell table:style-name="ce15" table:formula="of:=[.E4]/[.E5]" office:value-type="float" office:value="6.43518518518519" calcext:value-type="float">
            <text:p>6.435185185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23.39" calcext:value-type="float">
            <text:p>23.39</text:p>
          </table:table-cell>
          <table:table-cell table:style-name="ce8" office:value-type="float" office:value="1101.243" calcext:value-type="float">
            <text:p>1101.243</text:p>
          </table:table-cell>
          <table:table-cell table:style-name="ce8" office:value-type="float" office:value="27.2" calcext:value-type="float">
            <text:p>27.2</text:p>
          </table:table-cell>
          <table:table-cell table:style-name="ce8" office:value-type="float" office:value="25.7" calcext:value-type="float">
            <text:p>25.7</text:p>
          </table:table-cell>
          <table:table-cell/>
          <table:table-cell table:style-name="ce15" table:number-columns-repeated="3"/>
          <table:table-cell table:style-name="ce17" table:formula="of:=[.B4]/[.B6]" office:value-type="float" office:value="1.92787516032493" calcext:value-type="float">
            <text:p>1.9278751603</text:p>
          </table:table-cell>
          <table:table-cell table:style-name="ce17" table:formula="of:=[.C4]/[.C6]" office:value-type="float" office:value="0.0557016026435582" calcext:value-type="float">
            <text:p>0.0557016026</text:p>
          </table:table-cell>
          <table:table-cell table:style-name="ce17" table:formula="of:=[.D4]/[.D6]" office:value-type="float" office:value="2.44485294117647" calcext:value-type="float">
            <text:p>2.4448529412</text:p>
          </table:table-cell>
          <table:table-cell table:style-name="ce17" table:formula="of:=[.E4]/[.E6]" office:value-type="float" office:value="2.70428015564202" calcext:value-type="float">
            <text:p>2.704280155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2"/>
          <table:table-cell table:style-name="ce8" office:value-type="float" office:value="7.613" calcext:value-type="float">
            <text:p>7.613</text:p>
          </table:table-cell>
          <table:table-cell table:style-name="ce8" office:value-type="float" office:value="11.1" calcext:value-type="float">
            <text:p>11.1</text:p>
          </table:table-cell>
          <table:table-cell table:style-name="ce8" office:value-type="float" office:value="10.6" calcext:value-type="float">
            <text:p>10.6</text:p>
          </table:table-cell>
          <table:table-cell/>
          <table:table-cell table:style-name="ce15" table:formula="of:=[.C6]/[.C7]" office:value-type="float" office:value="144.652962038618" calcext:value-type="float">
            <text:p>144.6529620386</text:p>
          </table:table-cell>
          <table:table-cell table:style-name="ce15" table:formula="of:=[.D6]/[.D7]" office:value-type="float" office:value="2.45045045045045" calcext:value-type="float">
            <text:p>2.4504504505</text:p>
          </table:table-cell>
          <table:table-cell table:style-name="ce15" table:formula="of:=[.E6]/[.E7]" office:value-type="float" office:value="2.42452830188679" calcext:value-type="float">
            <text:p>2.4245283019</text:p>
          </table:table-cell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3" table:number-columns-repeated="4"/>
          <table:table-cell table:style-name="ce10"/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9.065" calcext:value-type="float">
            <text:p>9.065</text:p>
          </table:table-cell>
          <table:table-cell table:style-name="ce8" office:value-type="float" office:value="8.976" calcext:value-type="float">
            <text:p>8.976</text:p>
          </table:table-cell>
          <table:table-cell table:style-name="ce8" office:value-type="float" office:value="9.4" calcext:value-type="float">
            <text:p>9.4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3.99" calcext:value-type="float">
            <text:p>43.99</text:p>
          </table:table-cell>
          <table:table-cell table:style-name="ce8" office:value-type="float" office:value="255.882" calcext:value-type="float">
            <text:p>255.882</text:p>
          </table:table-cell>
          <table:table-cell table:style-name="ce8" office:value-type="float" office:value="184.6" calcext:value-type="float">
            <text:p>184.6</text:p>
          </table:table-cell>
          <table:table-cell table:style-name="ce8" office:value-type="float" office:value="308.5" calcext:value-type="float">
            <text:p>308.5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8" office:value-type="float" office:value="196.869" calcext:value-type="float">
            <text:p>196.869</text:p>
          </table:table-cell>
          <table:table-cell table:style-name="ce8" office:value-type="float" office:value="11.9" calcext:value-type="float">
            <text:p>11.9</text:p>
          </table:table-cell>
          <table:table-cell table:style-name="ce8" office:value-type="float" office:value="11.3" calcext:value-type="float">
            <text:p>11.3</text:p>
          </table:table-cell>
          <table:table-cell/>
          <table:table-cell table:style-name="ce15" table:formula="of:=[.C11]/[.C12]" office:value-type="float" office:value="1.29975770690154" calcext:value-type="float">
            <text:p>1.2997577069</text:p>
          </table:table-cell>
          <table:table-cell table:style-name="ce15" table:formula="of:=[.D11]/[.D12]" office:value-type="float" office:value="15.5126050420168" calcext:value-type="float">
            <text:p>15.512605042</text:p>
          </table:table-cell>
          <table:table-cell table:style-name="ce15" table:formula="of:=[.E11]/[.E12]" office:value-type="float" office:value="27.3008849557522" calcext:value-type="float">
            <text:p>27.3008849558</text:p>
          </table:table-cell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39.889" calcext:value-type="float">
            <text:p>39.889</text:p>
          </table:table-cell>
          <table:table-cell table:style-name="ce8" office:value-type="float" office:value="3814.45" calcext:value-type="float">
            <text:p>3814.45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67.9" calcext:value-type="float">
            <text:p>67.9</text:p>
          </table:table-cell>
          <table:table-cell/>
          <table:table-cell table:style-name="ce15" table:number-columns-repeated="3"/>
          <table:table-cell table:style-name="ce17" table:formula="of:=[.B11]/[.B13]" office:value-type="float" office:value="1.10281029857856" calcext:value-type="float">
            <text:p>1.1028102986</text:p>
          </table:table-cell>
          <table:table-cell table:style-name="ce17" table:formula="of:=[.C11]/[.C13]" office:value-type="float" office:value="0.0670822792276737" calcext:value-type="float">
            <text:p>0.0670822792</text:p>
          </table:table-cell>
          <table:table-cell table:style-name="ce17" table:formula="of:=[.D11]/[.D13]" office:value-type="float" office:value="2.52876712328767" calcext:value-type="float">
            <text:p>2.5287671233</text:p>
          </table:table-cell>
          <table:table-cell table:style-name="ce17" table:formula="of:=[.E11]/[.E13]" office:value-type="float" office:value="4.54344624447717" calcext:value-type="float">
            <text:p>4.543446244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8" office:value-type="float" office:value="230.023" calcext:value-type="float">
            <text:p>230.023</text:p>
          </table:table-cell>
          <table:table-cell table:style-name="ce8" office:value-type="float" office:value="7.2" calcext:value-type="float">
            <text:p>7.2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table:style-name="ce15" table:formula="of:=[.C13]/[.C14]" office:value-type="float" office:value="16.5829069266986" calcext:value-type="float">
            <text:p>16.5829069267</text:p>
          </table:table-cell>
          <table:table-cell table:style-name="ce15" table:formula="of:=[.D13]/[.D14]" office:value-type="float" office:value="10.1388888888889" calcext:value-type="float">
            <text:p>10.1388888889</text:p>
          </table:table-cell>
          <table:table-cell table:style-name="ce15" table:formula="of:=[.E13]/[.E14]" office:value-type="float" office:value="9.7" calcext:value-type="float">
            <text:p>9.7</text:p>
          </table:table-cell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3" table:number-columns-repeated="4"/>
          <table:table-cell table:style-name="ce10"/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1.629" calcext:value-type="float">
            <text:p>11.629</text:p>
          </table:table-cell>
          <table:table-cell table:style-name="ce8" office:value-type="float" office:value="10.286" calcext:value-type="float">
            <text:p>10.286</text:p>
          </table:table-cell>
          <table:table-cell table:style-name="ce8" office:value-type="float" office:value="10.9" calcext:value-type="float">
            <text:p>10.9</text:p>
          </table:table-cell>
          <table:table-cell table:style-name="ce8" office:value-type="float" office:value="11.5" calcext:value-type="float">
            <text:p>11.5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6.589" calcext:value-type="float">
            <text:p>46.589</text:p>
          </table:table-cell>
          <table:table-cell table:style-name="ce8" office:value-type="float" office:value="73.374" calcext:value-type="float">
            <text:p>73.374</text:p>
          </table:table-cell>
          <table:table-cell table:style-name="ce8" office:value-type="float" office:value="107.6" calcext:value-type="float">
            <text:p>107.6</text:p>
          </table:table-cell>
          <table:table-cell table:style-name="ce8" office:value-type="float" office:value="188.5" calcext:value-type="float">
            <text:p>188.5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8" office:value-type="float" office:value="47.435" calcext:value-type="float">
            <text:p>47.435</text:p>
          </table:table-cell>
          <table:table-cell table:style-name="ce8" office:value-type="float" office:value="14.6" calcext:value-type="float">
            <text:p>14.6</text:p>
          </table:table-cell>
          <table:table-cell table:style-name="ce8" office:value-type="float" office:value="13.8" calcext:value-type="float">
            <text:p>13.8</text:p>
          </table:table-cell>
          <table:table-cell/>
          <table:table-cell table:style-name="ce15" table:formula="of:=[.C18]/[.C19]" office:value-type="float" office:value="1.54683250764204" calcext:value-type="float">
            <text:p>1.5468325076</text:p>
          </table:table-cell>
          <table:table-cell table:style-name="ce15" table:formula="of:=[.D18]/[.D19]" office:value-type="float" office:value="7.36986301369863" calcext:value-type="float">
            <text:p>7.3698630137</text:p>
          </table:table-cell>
          <table:table-cell table:style-name="ce15" table:formula="of:=[.E18]/[.E19]" office:value-type="float" office:value="13.6594202898551" calcext:value-type="float">
            <text:p>13.6594202899</text:p>
          </table:table-cell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36.953" calcext:value-type="float">
            <text:p>36.953</text:p>
          </table:table-cell>
          <table:table-cell table:style-name="ce8" office:value-type="float" office:value="1175.029" calcext:value-type="float">
            <text:p>1175.029</text:p>
          </table:table-cell>
          <table:table-cell table:style-name="ce8" office:value-type="float" office:value="60.8" calcext:value-type="float">
            <text:p>60.8</text:p>
          </table:table-cell>
          <table:table-cell table:style-name="ce8" office:value-type="float" office:value="57.3" calcext:value-type="float">
            <text:p>57.3</text:p>
          </table:table-cell>
          <table:table-cell/>
          <table:table-cell table:style-name="ce15" table:number-columns-repeated="3"/>
          <table:table-cell table:style-name="ce17" table:formula="of:=[.B18]/[.B20]" office:value-type="float" office:value="1.26076367277352" calcext:value-type="float">
            <text:p>1.2607636728</text:p>
          </table:table-cell>
          <table:table-cell table:style-name="ce17" table:formula="of:=[.C18]/[.C20]" office:value-type="float" office:value="0.0624444162654709" calcext:value-type="float">
            <text:p>0.0624444163</text:p>
          </table:table-cell>
          <table:table-cell table:style-name="ce17" table:formula="of:=[.D18]/[.D20]" office:value-type="float" office:value="1.76973684210526" calcext:value-type="float">
            <text:p>1.7697368421</text:p>
          </table:table-cell>
          <table:table-cell table:style-name="ce17" table:formula="of:=[.E18]/[.E20]" office:value-type="float" office:value="3.28970331588133" calcext:value-type="float">
            <text:p>3.289703315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8" office:value-type="float" office:value="45.628" calcext:value-type="float">
            <text:p>45.628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7.9" calcext:value-type="float">
            <text:p>7.9</text:p>
          </table:table-cell>
          <table:table-cell/>
          <table:table-cell table:style-name="ce15" table:formula="of:=[.C20]/[.C21]" office:value-type="float" office:value="25.7523669676514" calcext:value-type="float">
            <text:p>25.7523669677</text:p>
          </table:table-cell>
          <table:table-cell table:style-name="ce15" table:formula="of:=[.D20]/[.D21]" office:value-type="float" office:value="6.90909090909091" calcext:value-type="float">
            <text:p>6.9090909091</text:p>
          </table:table-cell>
          <table:table-cell table:style-name="ce15" table:formula="of:=[.E20]/[.E21]" office:value-type="float" office:value="7.25316455696203" calcext:value-type="float">
            <text:p>7.253164557</text:p>
          </table:table-cell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3" table:number-columns-repeated="4"/>
          <table:table-cell table:style-name="ce10"/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/>
          <table:table-cell>
            <draw:frame table:end-cell-address="'with-compiler-optimizations'.U44" table:end-x="0.7189in" table:end-y="0.0201in" draw:z-index="2" draw:style-name="gr1" draw:text-style-name="P1" svg:width="6.0339in" svg:height="3.6697in" svg:x="6.2949in" svg:y="0.124in">
              <draw:object draw:notify-on-update-of-ranges="'with-compiler-optimizations'.A17:'with-compiler-optimizations'.A21 'with-compiler-optimizations'.B16:'with-compiler-optimizations'.B16 'with-compiler-optimizations'.B17:'with-compiler-optimizations'.B21 'with-compiler-optimizations'.C16:'with-compiler-optimizations'.C16 'with-compiler-optimizations'.C17:'with-compiler-optimizations'.C21 'with-compiler-optimizations'.D16:'with-compiler-optimizations'.D16 'with-compiler-optimizations'.D17:'with-compiler-optimizations'.D21 'with-compiler-optimizations'.E16:'with-compiler-optimizations'.E16 'with-compiler-optimizations'.E17:'with-compiler-optimizations'.E2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'with-compiler-optimizations'.AB43" table:end-x="0.8677in" table:end-y="0.1598in" draw:z-index="6" draw:style-name="gr1" draw:text-style-name="P1" svg:width="6.2335in" svg:height="3.6965in" svg:x="7.137in" svg:y="0.0614in">
              <draw:object draw:notify-on-update-of-ranges="'with-compiler-optimizations'.A48:'with-compiler-optimizations'.A52 'with-compiler-optimizations'.B47:'with-compiler-optimizations'.B47 'with-compiler-optimizations'.B48:'with-compiler-optimizations'.B52 'with-compiler-optimizations'.C47:'with-compiler-optimizations'.C47 'with-compiler-optimizations'.C48:'with-compiler-optimizations'.C52 'with-compiler-optimizations'.D47:'with-compiler-optimizations'.D47 'with-compiler-optimizations'.D48:'with-compiler-optimizations'.D52 'with-compiler-optimizations'.E47:'with-compiler-optimizations'.E47 'with-compiler-optimizations'.E48:'with-compiler-optimizations'.E5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229.76" calcext:value-type="float">
            <text:p>229.76</text:p>
          </table:table-cell>
          <table:table-cell table:style-name="ce8" office:value-type="float" office:value="228.861" calcext:value-type="float">
            <text:p>228.861</text:p>
          </table:table-cell>
          <table:table-cell table:style-name="ce8" office:value-type="float" office:value="258.5" calcext:value-type="float">
            <text:p>258.5</text:p>
          </table:table-cell>
          <table:table-cell table:style-name="ce8" office:value-type="float" office:value="257.6" calcext:value-type="float">
            <text:p>257.6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262.315" calcext:value-type="float">
            <text:p>262.315</text:p>
          </table:table-cell>
          <table:table-cell table:style-name="ce8" office:value-type="float" office:value="484.924" calcext:value-type="float">
            <text:p>484.924</text:p>
          </table:table-cell>
          <table:table-cell table:style-name="ce8" office:value-type="float" office:value="317.7" calcext:value-type="float">
            <text:p>317.7</text:p>
          </table:table-cell>
          <table:table-cell table:style-name="ce8" office:value-type="float" office:value="434.2" calcext:value-type="float">
            <text:p>434.2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8" office:value-type="float" office:value="307.942" calcext:value-type="float">
            <text:p>307.942</text:p>
          </table:table-cell>
          <table:table-cell table:style-name="ce8" office:value-type="float" office:value="266.1" calcext:value-type="float">
            <text:p>266.1</text:p>
          </table:table-cell>
          <table:table-cell table:style-name="ce8" office:value-type="float" office:value="262" calcext:value-type="float">
            <text:p>262</text:p>
          </table:table-cell>
          <table:table-cell/>
          <table:table-cell table:style-name="ce15" table:formula="of:=[.C25]/[.C26]" office:value-type="float" office:value="1.57472511057277" calcext:value-type="float">
            <text:p>1.5747251106</text:p>
          </table:table-cell>
          <table:table-cell table:style-name="ce15" table:formula="of:=[.D25]/[.D26]" office:value-type="float" office:value="1.19391206313416" calcext:value-type="float">
            <text:p>1.1939120631</text:p>
          </table:table-cell>
          <table:table-cell table:style-name="ce15" table:formula="of:=[.E25]/[.E26]" office:value-type="float" office:value="1.65725190839695" calcext:value-type="float">
            <text:p>1.6572519084</text:p>
          </table:table-cell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100.417" calcext:value-type="float">
            <text:p>100.417</text:p>
          </table:table-cell>
          <table:table-cell table:style-name="ce8" office:value-type="float" office:value="4742.848" calcext:value-type="float">
            <text:p>4742.848</text:p>
          </table:table-cell>
          <table:table-cell table:style-name="ce8" office:value-type="float" office:value="168.6" calcext:value-type="float">
            <text:p>168.6</text:p>
          </table:table-cell>
          <table:table-cell table:style-name="ce8" office:value-type="float" office:value="154.3" calcext:value-type="float">
            <text:p>154.3</text:p>
          </table:table-cell>
          <table:table-cell/>
          <table:table-cell table:style-name="ce15" table:number-columns-repeated="3"/>
          <table:table-cell table:style-name="ce17" table:formula="of:=[.B25]/[.B27]" office:value-type="float" office:value="2.61225688877381" calcext:value-type="float">
            <text:p>2.6122568888</text:p>
          </table:table-cell>
          <table:table-cell table:style-name="ce17" table:formula="of:=[.C25]/[.C27]" office:value-type="float" office:value="0.102243209143536" calcext:value-type="float">
            <text:p>0.1022432091</text:p>
          </table:table-cell>
          <table:table-cell table:style-name="ce17" table:formula="of:=[.D25]/[.D27]" office:value-type="float" office:value="1.88434163701068" calcext:value-type="float">
            <text:p>1.884341637</text:p>
          </table:table-cell>
          <table:table-cell table:style-name="ce17" table:formula="of:=[.E25]/[.E27]" office:value-type="float" office:value="2.81399870382372" calcext:value-type="float">
            <text:p>2.813998703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8" office:value-type="float" office:value="132.11" calcext:value-type="float">
            <text:p>132.11</text:p>
          </table:table-cell>
          <table:table-cell table:style-name="ce8" office:value-type="float" office:value="101.1" calcext:value-type="float">
            <text:p>101.1</text:p>
          </table:table-cell>
          <table:table-cell table:style-name="ce8" office:value-type="float" office:value="100.9" calcext:value-type="float">
            <text:p>100.9</text:p>
          </table:table-cell>
          <table:table-cell/>
          <table:table-cell table:style-name="ce15" table:formula="of:=[.C27]/[.C28]" office:value-type="float" office:value="35.9007493755204" calcext:value-type="float">
            <text:p>35.9007493755</text:p>
          </table:table-cell>
          <table:table-cell table:style-name="ce15" table:formula="of:=[.D27]/[.D28]" office:value-type="float" office:value="1.66765578635015" calcext:value-type="float">
            <text:p>1.6676557864</text:p>
          </table:table-cell>
          <table:table-cell table:style-name="ce15" table:formula="of:=[.E27]/[.E28]" office:value-type="float" office:value="1.52923686818632" calcext:value-type="float">
            <text:p>1.5292368682</text:p>
          </table:table-cell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number-columns-repeated="6"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5" table:number-rows-spanned="1">
            <text:p>Linux Ubuntu 3.11.0-20-generic, Java 8 (b132), x64, 4 Cores, 2.8 GHz, 2.0 GB mem</text:p>
          </table:table-cell>
          <table:covered-table-cell table:number-columns-repeated="3" table:style-name="ce7"/>
          <table:covered-table-cell table:style-name="ce12"/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0.402" calcext:value-type="float">
            <text:p>10.402</text:p>
          </table:table-cell>
          <table:table-cell table:style-name="ce8" office:value-type="float" office:value="9.197" calcext:value-type="float">
            <text:p>9.197</text:p>
          </table:table-cell>
          <table:table-cell table:style-name="ce8" office:value-type="float" office:value="26.4" calcext:value-type="float">
            <text:p>26.4</text:p>
          </table:table-cell>
          <table:table-cell table:style-name="ce8" office:value-type="float" office:value="26.8" calcext:value-type="float">
            <text:p>26.8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2.011" calcext:value-type="float">
            <text:p>42.011</text:p>
          </table:table-cell>
          <table:table-cell table:style-name="ce8" office:value-type="float" office:value="57.232" calcext:value-type="float">
            <text:p>57.232</text:p>
          </table:table-cell>
          <table:table-cell table:style-name="ce8" office:value-type="float" office:value="104.3" calcext:value-type="float">
            <text:p>104.3</text:p>
          </table:table-cell>
          <table:table-cell table:style-name="ce8" office:value-type="float" office:value="105" calcext:value-type="float">
            <text:p>105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2"/>
          <table:table-cell table:style-name="ce8" office:value-type="float" office:value="9.481" calcext:value-type="float">
            <text:p>9.481</text:p>
          </table:table-cell>
          <table:table-cell table:style-name="ce8" office:value-type="float" office:value="27.6" calcext:value-type="float">
            <text:p>27.6</text:p>
          </table:table-cell>
          <table:table-cell table:style-name="ce8" office:value-type="float" office:value="27.8" calcext:value-type="float">
            <text:p>27.8</text:p>
          </table:table-cell>
          <table:table-cell/>
          <table:table-cell table:style-name="ce15" table:formula="of:=[.C33]/[.C34]" office:value-type="float" office:value="6.03649404071301" calcext:value-type="float">
            <text:p>6.0364940407</text:p>
          </table:table-cell>
          <table:table-cell table:style-name="ce15" table:formula="of:=[.D33]/[.D34]" office:value-type="float" office:value="3.77898550724638" calcext:value-type="float">
            <text:p>3.7789855072</text:p>
          </table:table-cell>
          <table:table-cell table:style-name="ce15" table:formula="of:=[.E33]/[.E34]" office:value-type="float" office:value="3.77697841726619" calcext:value-type="float">
            <text:p>3.7769784173</text:p>
          </table:table-cell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21.99" calcext:value-type="float">
            <text:p>21.99</text:p>
          </table:table-cell>
          <table:table-cell table:style-name="ce8" office:value-type="float" office:value="1493.451" calcext:value-type="float">
            <text:p>1493.451</text:p>
          </table:table-cell>
          <table:table-cell table:style-name="ce8" office:value-type="float" office:value="455.6" calcext:value-type="float">
            <text:p>455.6</text:p>
          </table:table-cell>
          <table:table-cell table:style-name="ce8" office:value-type="float" office:value="450.8" calcext:value-type="float">
            <text:p>450.8</text:p>
          </table:table-cell>
          <table:table-cell/>
          <table:table-cell table:style-name="ce15" table:number-columns-repeated="3"/>
          <table:table-cell table:style-name="ce17" table:formula="of:=[.B33]/[.B35]" office:value-type="float" office:value="1.91045929968167" calcext:value-type="float">
            <text:p>1.9104592997</text:p>
          </table:table-cell>
          <table:table-cell table:style-name="ce17" table:formula="of:=[.C33]/[.C35]" office:value-type="float" office:value="0.0383219804332382" calcext:value-type="float">
            <text:p>0.0383219804</text:p>
          </table:table-cell>
          <table:table-cell table:style-name="ce17" table:formula="of:=[.D33]/[.D35]" office:value-type="float" office:value="0.22892888498683" calcext:value-type="float">
            <text:p>0.228928885</text:p>
          </table:table-cell>
          <table:table-cell table:style-name="ce17" table:formula="of:=[.E33]/[.E35]" office:value-type="float" office:value="0.232919254658385" calcext:value-type="float">
            <text:p>0.232919254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2"/>
          <table:table-cell table:style-name="ce8" office:value-type="float" office:value="7.104" calcext:value-type="float">
            <text:p>7.104</text:p>
          </table:table-cell>
          <table:table-cell table:style-name="ce8" office:value-type="float" office:value="12.5" calcext:value-type="float">
            <text:p>12.5</text:p>
          </table:table-cell>
          <table:table-cell table:style-name="ce8" office:value-type="float" office:value="12.7" calcext:value-type="float">
            <text:p>12.7</text:p>
          </table:table-cell>
          <table:table-cell/>
          <table:table-cell table:style-name="ce15" table:formula="of:=[.C35]/[.C36]" office:value-type="float" office:value="210.226773648649" calcext:value-type="float">
            <text:p>210.2267736486</text:p>
          </table:table-cell>
          <table:table-cell table:style-name="ce15" table:formula="of:=[.D35]/[.D36]" office:value-type="float" office:value="36.448" calcext:value-type="float">
            <text:p>36.448</text:p>
          </table:table-cell>
          <table:table-cell table:style-name="ce15" table:formula="of:=[.E35]/[.E36]" office:value-type="float" office:value="35.496062992126" calcext:value-type="float">
            <text:p>35.4960629921</text:p>
          </table:table-cell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 table:number-rows-repeated="2">
          <table:table-cell table:style-name="ce3" table:number-columns-repeated="4"/>
          <table:table-cell table:style-name="ce10"/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8.781" calcext:value-type="float">
            <text:p>8.781</text:p>
          </table:table-cell>
          <table:table-cell table:style-name="ce8" office:value-type="float" office:value="8.7" calcext:value-type="float">
            <text:p>8.7</text:p>
          </table:table-cell>
          <table:table-cell table:style-name="ce8" office:value-type="float" office:value="26.3" calcext:value-type="float">
            <text:p>26.3</text:p>
          </table:table-cell>
          <table:table-cell table:style-name="ce8" office:value-type="float" office:value="26.2" calcext:value-type="float">
            <text:p>26.2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88.632" calcext:value-type="float">
            <text:p>88.632</text:p>
          </table:table-cell>
          <table:table-cell table:style-name="ce8" office:value-type="float" office:value="236.736" calcext:value-type="float">
            <text:p>236.736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float" office:value="332.8" calcext:value-type="float">
            <text:p>332.8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8" office:value-type="float" office:value="209.765" calcext:value-type="float">
            <text:p>209.765</text:p>
          </table:table-cell>
          <table:table-cell table:style-name="ce8" office:value-type="float" office:value="26.2" calcext:value-type="float">
            <text:p>26.2</text:p>
          </table:table-cell>
          <table:table-cell table:style-name="ce8" office:value-type="float" office:value="26" calcext:value-type="float">
            <text:p>26</text:p>
          </table:table-cell>
          <table:table-cell/>
          <table:table-cell table:style-name="ce15" table:formula="of:=[.C41]/[.C42]" office:value-type="float" office:value="1.12857721736229" calcext:value-type="float">
            <text:p>1.1285772174</text:p>
          </table:table-cell>
          <table:table-cell table:style-name="ce15" table:formula="of:=[.D41]/[.D42]" office:value-type="float" office:value="11.1068702290076" calcext:value-type="float">
            <text:p>11.106870229</text:p>
          </table:table-cell>
          <table:table-cell table:style-name="ce15" table:formula="of:=[.E41]/[.E42]" office:value-type="float" office:value="12.8" calcext:value-type="float">
            <text:p>12.8</text:p>
          </table:table-cell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46.139" calcext:value-type="float">
            <text:p>46.139</text:p>
          </table:table-cell>
          <table:table-cell table:style-name="ce8" office:value-type="float" office:value="2987.933" calcext:value-type="float">
            <text:p>2987.933</text:p>
          </table:table-cell>
          <table:table-cell table:style-name="ce8" office:value-type="float" office:value="293.3" calcext:value-type="float">
            <text:p>293.3</text:p>
          </table:table-cell>
          <table:table-cell table:style-name="ce8" office:value-type="float" office:value="355.8" calcext:value-type="float">
            <text:p>355.8</text:p>
          </table:table-cell>
          <table:table-cell/>
          <table:table-cell table:style-name="ce15" table:number-columns-repeated="3"/>
          <table:table-cell table:style-name="ce17" table:formula="of:=[.B41]/[.B43]" office:value-type="float" office:value="1.92097791456252" calcext:value-type="float">
            <text:p>1.9209779146</text:p>
          </table:table-cell>
          <table:table-cell table:style-name="ce17" table:formula="of:=[.C41]/[.C43]" office:value-type="float" office:value="0.0792306922544783" calcext:value-type="float">
            <text:p>0.0792306923</text:p>
          </table:table-cell>
          <table:table-cell table:style-name="ce17" table:formula="of:=[.D41]/[.D43]" office:value-type="float" office:value="0.992158199795431" calcext:value-type="float">
            <text:p>0.9921581998</text:p>
          </table:table-cell>
          <table:table-cell table:style-name="ce17" table:formula="of:=[.E41]/[.E43]" office:value-type="float" office:value="0.935356942102305" calcext:value-type="float">
            <text:p>0.93535694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8" office:value-type="float" office:value="223.495" calcext:value-type="float">
            <text:p>223.49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15" table:formula="of:=[.C43]/[.C44]" office:value-type="float" office:value="13.3691268261035" calcext:value-type="float">
            <text:p>13.3691268261</text:p>
          </table:table-cell>
          <table:table-cell table:style-name="ce15" table:formula="of:=[.D43]/[.D44]" office:value-type="float" office:value="22.5615384615385" calcext:value-type="float">
            <text:p>22.5615384615</text:p>
          </table:table-cell>
          <table:table-cell table:style-name="ce15" table:formula="of:=[.E43]/[.E44]" office:value-type="float" office:value="29.65" calcext:value-type="float">
            <text:p>29.65</text:p>
          </table:table-cell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3" table:number-columns-repeated="4"/>
          <table:table-cell table:style-name="ce10"/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>
            <draw:frame table:end-cell-address="'with-compiler-optimizations'.U67" table:end-x="0.6445in" table:end-y="0.0236in" draw:z-index="3" draw:style-name="gr1" draw:text-style-name="P1" svg:width="6.0224in" svg:height="3.7035in" svg:x="7.1252in" svg:y="0.0787in">
              <draw:object draw:notify-on-update-of-ranges="'with-compiler-optimizations'.A24:'with-compiler-optimizations'.A28 'with-compiler-optimizations'.B23:'with-compiler-optimizations'.B23 'with-compiler-optimizations'.B24:'with-compiler-optimizations'.B28 'with-compiler-optimizations'.C23:'with-compiler-optimizations'.C23 'with-compiler-optimizations'.C24:'with-compiler-optimizations'.C28 'with-compiler-optimizations'.D23:'with-compiler-optimizations'.D23 'with-compiler-optimizations'.D24:'with-compiler-optimizations'.D28 'with-compiler-optimizations'.E23:'with-compiler-optimizations'.E23 'with-compiler-optimizations'.E24:'with-compiler-optimizations'.E2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'with-compiler-optimizations'.AB67" table:end-x="0.7287in" table:end-y="0.0642in" draw:z-index="7" draw:style-name="gr1" draw:text-style-name="P1" svg:width="6.0933in" svg:height="3.711in" svg:x="7.1382in" svg:y="0.1118in">
              <draw:object draw:notify-on-update-of-ranges="'with-compiler-optimizations'.A55:'with-compiler-optimizations'.A59 'with-compiler-optimizations'.B54:'with-compiler-optimizations'.B54 'with-compiler-optimizations'.B55:'with-compiler-optimizations'.B59 'with-compiler-optimizations'.C54:'with-compiler-optimizations'.C54 'with-compiler-optimizations'.C55:'with-compiler-optimizations'.C59 'with-compiler-optimizations'.D54:'with-compiler-optimizations'.D54 'with-compiler-optimizations'.D55:'with-compiler-optimizations'.D59 'with-compiler-optimizations'.E54:'with-compiler-optimizations'.E54 'with-compiler-optimizations'.E55:'with-compiler-optimizations'.E5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03"/>
        </table:table-row>
        <table:table-row table:style-name="ro2">
          <table:table-cell table:style-name="ce3" table:number-columns-repeated="4"/>
          <table:table-cell table:style-name="ce10"/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0.45" calcext:value-type="float">
            <text:p>10.45</text:p>
          </table:table-cell>
          <table:table-cell table:style-name="ce8" office:value-type="float" office:value="9.183" calcext:value-type="float">
            <text:p>9.183</text:p>
          </table:table-cell>
          <table:table-cell table:style-name="ce8" office:value-type="float" office:value="28.1" calcext:value-type="float">
            <text:p>28.1</text:p>
          </table:table-cell>
          <table:table-cell table:style-name="ce8" office:value-type="float" office:value="27.5" calcext:value-type="float">
            <text:p>27.5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1.816" calcext:value-type="float">
            <text:p>41.816</text:p>
          </table:table-cell>
          <table:table-cell table:style-name="ce8" office:value-type="float" office:value="68.432" calcext:value-type="float">
            <text:p>68.432</text:p>
          </table:table-cell>
          <table:table-cell table:style-name="ce8" office:value-type="float" office:value="249.9" calcext:value-type="float">
            <text:p>249.9</text:p>
          </table:table-cell>
          <table:table-cell table:style-name="ce8" office:value-type="float" office:value="221.3" calcext:value-type="float">
            <text:p>221.3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8" office:value-type="float" office:value="46.915" calcext:value-type="float">
            <text:p>46.915</text:p>
          </table:table-cell>
          <table:table-cell table:style-name="ce8" office:value-type="float" office:value="27.1" calcext:value-type="float">
            <text:p>27.1</text:p>
          </table:table-cell>
          <table:table-cell table:style-name="ce8" office:value-type="float" office:value="27.3" calcext:value-type="float">
            <text:p>27.3</text:p>
          </table:table-cell>
          <table:table-cell/>
          <table:table-cell table:style-name="ce15" table:formula="of:=[.C49]/[.C50]" office:value-type="float" office:value="1.45863796227219" calcext:value-type="float">
            <text:p>1.4586379623</text:p>
          </table:table-cell>
          <table:table-cell table:style-name="ce15" table:formula="of:=[.D49]/[.D50]" office:value-type="float" office:value="9.22140221402214" calcext:value-type="float">
            <text:p>9.221402214</text:p>
          </table:table-cell>
          <table:table-cell table:style-name="ce15" table:formula="of:=[.E49]/[.E50]" office:value-type="float" office:value="8.10622710622711" calcext:value-type="float">
            <text:p>8.1062271062</text:p>
          </table:table-cell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34.753" calcext:value-type="float">
            <text:p>34.753</text:p>
          </table:table-cell>
          <table:table-cell table:style-name="ce8" office:value-type="float" office:value="1497.408" calcext:value-type="float">
            <text:p>1497.408</text:p>
          </table:table-cell>
          <table:table-cell table:style-name="ce8" office:value-type="float" office:value="509.1" calcext:value-type="float">
            <text:p>509.1</text:p>
          </table:table-cell>
          <table:table-cell table:style-name="ce8" office:value-type="float" office:value="493.1" calcext:value-type="float">
            <text:p>493.1</text:p>
          </table:table-cell>
          <table:table-cell/>
          <table:table-cell table:style-name="ce15" table:number-columns-repeated="3"/>
          <table:table-cell table:style-name="ce17" table:formula="of:=[.B49]/[.B51]" office:value-type="float" office:value="1.203234253158" calcext:value-type="float">
            <text:p>1.2032342532</text:p>
          </table:table-cell>
          <table:table-cell table:style-name="ce17" table:formula="of:=[.C49]/[.C51]" office:value-type="float" office:value="0.0457003034577083" calcext:value-type="float">
            <text:p>0.0457003035</text:p>
          </table:table-cell>
          <table:table-cell table:style-name="ce17" table:formula="of:=[.D49]/[.D51]" office:value-type="float" office:value="0.490866234531526" calcext:value-type="float">
            <text:p>0.4908662345</text:p>
          </table:table-cell>
          <table:table-cell table:style-name="ce17" table:formula="of:=[.E49]/[.E51]" office:value-type="float" office:value="0.448793348205232" calcext:value-type="float">
            <text:p>0.448793348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8" office:value-type="float" office:value="44.776" calcext:value-type="float">
            <text:p>44.776</text:p>
          </table:table-cell>
          <table:table-cell table:style-name="ce8" office:value-type="float" office:value="13.5" calcext:value-type="float">
            <text:p>13.5</text:p>
          </table:table-cell>
          <table:table-cell table:style-name="ce8" office:value-type="float" office:value="13.1" calcext:value-type="float">
            <text:p>13.1</text:p>
          </table:table-cell>
          <table:table-cell/>
          <table:table-cell table:style-name="ce15" table:formula="of:=[.C51]/[.C52]" office:value-type="float" office:value="33.4422011792031" calcext:value-type="float">
            <text:p>33.4422011792</text:p>
          </table:table-cell>
          <table:table-cell table:style-name="ce15" table:formula="of:=[.D51]/[.D52]" office:value-type="float" office:value="37.7111111111111" calcext:value-type="float">
            <text:p>37.7111111111</text:p>
          </table:table-cell>
          <table:table-cell table:style-name="ce15" table:formula="of:=[.E51]/[.E52]" office:value-type="float" office:value="37.6412213740458" calcext:value-type="float">
            <text:p>37.641221374</text:p>
          </table:table-cell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3" table:number-columns-repeated="4"/>
          <table:table-cell table:style-name="ce10"/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9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97.482" calcext:value-type="float">
            <text:p>97.482</text:p>
          </table:table-cell>
          <table:table-cell table:style-name="ce8" office:value-type="float" office:value="95.753" calcext:value-type="float">
            <text:p>95.753</text:p>
          </table:table-cell>
          <table:table-cell table:style-name="ce8" office:value-type="float" office:value="463.7" calcext:value-type="float">
            <text:p>463.7</text:p>
          </table:table-cell>
          <table:table-cell table:style-name="ce8" office:value-type="float" office:value="456" calcext:value-type="float">
            <text:p>456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114.008" calcext:value-type="float">
            <text:p>114.008</text:p>
          </table:table-cell>
          <table:table-cell table:style-name="ce8" office:value-type="float" office:value="335.841" calcext:value-type="float">
            <text:p>335.841</text:p>
          </table:table-cell>
          <table:table-cell table:style-name="ce8" office:value-type="float" office:value="622.7" calcext:value-type="float">
            <text:p>622.7</text:p>
          </table:table-cell>
          <table:table-cell table:style-name="ce8" office:value-type="float" office:value="698.6" calcext:value-type="float">
            <text:p>698.6</text:p>
          </table:table-cell>
          <table:table-cell/>
          <table:table-cell table:style-name="ce15" table:number-columns-repeated="3"/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8" office:value-type="float" office:value="168.893" calcext:value-type="float">
            <text:p>168.893</text:p>
          </table:table-cell>
          <table:table-cell table:style-name="ce8" office:value-type="float" office:value="463.3" calcext:value-type="float">
            <text:p>463.3</text:p>
          </table:table-cell>
          <table:table-cell table:style-name="ce8" office:value-type="float" office:value="460.5" calcext:value-type="float">
            <text:p>460.5</text:p>
          </table:table-cell>
          <table:table-cell/>
          <table:table-cell table:style-name="ce15" table:formula="of:=[.C56]/[.C57]" office:value-type="float" office:value="1.98848383295933" calcext:value-type="float">
            <text:p>1.988483833</text:p>
          </table:table-cell>
          <table:table-cell table:style-name="ce15" table:formula="of:=[.D56]/[.D57]" office:value-type="float" office:value="1.34405352903087" calcext:value-type="float">
            <text:p>1.344053529</text:p>
          </table:table-cell>
          <table:table-cell table:style-name="ce15" table:formula="of:=[.E56]/[.E57]" office:value-type="float" office:value="1.51704668838219" calcext:value-type="float">
            <text:p>1.5170466884</text:p>
          </table:table-cell>
          <table:table-cell table:style-name="ce18"/>
          <table:table-cell table:style-name="ce17"/>
          <table:table-cell table:style-name="ce18"/>
          <table:table-cell table:style-name="ce17"/>
          <table:table-cell table:number-columns-repeated="1011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table:style-name="ce6" office:value-type="float" office:value="58.17" calcext:value-type="float">
            <text:p>58.17</text:p>
          </table:table-cell>
          <table:table-cell table:style-name="ce8" office:value-type="float" office:value="2871.014" calcext:value-type="float">
            <text:p>2871.014</text:p>
          </table:table-cell>
          <table:table-cell table:style-name="ce8" office:value-type="float" office:value="665.7" calcext:value-type="float">
            <text:p>665.7</text:p>
          </table:table-cell>
          <table:table-cell table:style-name="ce8" office:value-type="float" office:value="631.8" calcext:value-type="float">
            <text:p>631.8</text:p>
          </table:table-cell>
          <table:table-cell/>
          <table:table-cell table:style-name="ce15" table:number-columns-repeated="3"/>
          <table:table-cell table:style-name="ce17" table:formula="of:=[.B56]/[.B58]" office:value-type="float" office:value="1.95991060684201" calcext:value-type="float">
            <text:p>1.9599106068</text:p>
          </table:table-cell>
          <table:table-cell table:style-name="ce17" table:formula="of:=[.C56]/[.C58]" office:value-type="float" office:value="0.116976441076219" calcext:value-type="float">
            <text:p>0.1169764411</text:p>
          </table:table-cell>
          <table:table-cell table:style-name="ce17" table:formula="of:=[.D56]/[.D58]" office:value-type="float" office:value="0.935406339191828" calcext:value-type="float">
            <text:p>0.9354063392</text:p>
          </table:table-cell>
          <table:table-cell table:style-name="ce17" table:formula="of:=[.E56]/[.E58]" office:value-type="float" office:value="1.10572966128522" calcext:value-type="float">
            <text:p>1.10572966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8" office:value-type="float" office:value="98.965" calcext:value-type="float">
            <text:p>98.965</text:p>
          </table:table-cell>
          <table:table-cell table:style-name="ce8" office:value-type="float" office:value="202.6" calcext:value-type="float">
            <text:p>202.6</text:p>
          </table:table-cell>
          <table:table-cell table:style-name="ce8" office:value-type="float" office:value="200.1" calcext:value-type="float">
            <text:p>200.1</text:p>
          </table:table-cell>
          <table:table-cell/>
          <table:table-cell table:style-name="ce15" table:formula="of:=[.C58]/[.C59]" office:value-type="float" office:value="29.0103976153185" calcext:value-type="float">
            <text:p>29.0103976153</text:p>
          </table:table-cell>
          <table:table-cell table:style-name="ce15" table:formula="of:=[.D58]/[.D59]" office:value-type="float" office:value="3.2857847976308" calcext:value-type="float">
            <text:p>3.2857847976</text:p>
          </table:table-cell>
          <table:table-cell table:style-name="ce15" table:formula="of:=[.E58]/[.E59]" office:value-type="float" office:value="3.15742128935532" calcext:value-type="float">
            <text:p>3.1574212894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4"/>
          <table:table-cell>
            <draw:frame table:end-cell-address="'with-compiler-optimizations'.U89" table:end-x="0.6661in" table:end-y="0.0752in" draw:z-index="1" draw:style-name="gr1" draw:text-style-name="P1" svg:width="6.0224in" svg:height="3.5457in" svg:x="6.2535in" svg:y="0.0591in">
              <draw:object draw:notify-on-update-of-ranges="'with-compiler-optimizations'.A10:'with-compiler-optimizations'.A14 'with-compiler-optimizations'.B9:'with-compiler-optimizations'.B9 'with-compiler-optimizations'.B10:'with-compiler-optimizations'.B14 'with-compiler-optimizations'.C9:'with-compiler-optimizations'.C9 'with-compiler-optimizations'.C10:'with-compiler-optimizations'.C14 'with-compiler-optimizations'.D9:'with-compiler-optimizations'.D9 'with-compiler-optimizations'.D10:'with-compiler-optimizations'.D14 'with-compiler-optimizations'.E9:'with-compiler-optimizations'.E9 'with-compiler-optimizations'.E10:'with-compiler-optimizations'.E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with-compiler-optimizations'.AB89" table:end-x="0.878in" table:end-y="0.1142in" draw:z-index="5" draw:style-name="gr1" draw:text-style-name="P1" svg:width="6.2535in" svg:height="3.5764in" svg:x="7.1272in" svg:y="0.0673in">
              <draw:object draw:notify-on-update-of-ranges="'with-compiler-optimizations'.A40:'with-compiler-optimizations'.A44 'with-compiler-optimizations'.B39:'with-compiler-optimizations'.B39 'with-compiler-optimizations'.B40:'with-compiler-optimizations'.B44 'with-compiler-optimizations'.C39:'with-compiler-optimizations'.C39 'with-compiler-optimizations'.C40:'with-compiler-optimizations'.C44 'with-compiler-optimizations'.D39:'with-compiler-optimizations'.D39 'with-compiler-optimizations'.D40:'with-compiler-optimizations'.D44 'with-compiler-optimizations'.E39:'with-compiler-optimizations'.E39 'with-compiler-optimizations'.E40:'with-compiler-optimizations'.E4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03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2"/>
          <table:table-cell table:style-name="Default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ith-compiler-optimizations'.G1:'with-compiler-optimizations'.I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9933"/>
            </calcext:color-scale>
          </calcext:conditional-format>
          <calcext:conditional-format calcext:target-range-address="'with-compiler-optimizations'.G5:'with-compiler-optimizations'.I59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6:'with-compiler-optimizations'.M58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</calcext:conditional-formats>
      </table:table>
      <table:table table:name="without" table:style-name="ta1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8" table:number-columns-repeated="4" table:default-cell-style-name="ce6"/>
        <table:table-column table:style-name="co8" table:default-cell-style-name="Default"/>
        <table:table-column table:style-name="co8" table:number-columns-repeated="1006" table:default-cell-style-name="ce6"/>
        <table:table-row table:style-name="ro1">
          <table:table-cell table:style-name="ce5" office:value-type="string" calcext:value-type="string" table:number-columns-spanned="13" table:number-rows-spanned="1">
            <text:p>N=10000000 Doubles, Windows 8.1, Java 8 (b132), x64, 4 Cores, 2.8 GHz, 2.5 GB mem</text:p>
          </table:table-cell>
          <table:covered-table-cell table:number-columns-repeated="12" table:style-name="ce5"/>
          <table:table-cell table:number-columns-repeated="1011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2"/>
          <table:table-cell table:style-name="ce19" office:value-type="string" calcext:value-type="string">
            <text:p>WINDOWS</text:p>
          </table:table-cell>
          <table:table-cell table:number-columns-repeated="7"/>
          <table:table-cell>
            <draw:frame table:end-cell-address="without.X24" table:end-x="0.024in" table:end-y="0.0039in" draw:z-index="4" draw:style-name="gr1" draw:text-style-name="P1" svg:width="6.3in" svg:height="3.55in" svg:x="0.8685in" svg:y="0.1594in">
              <draw:object draw:notify-on-update-of-ranges="without.A38:without.A42 without.B37:without.B37 without.B38:without.B42 without.C37:without.C37 without.C38:without.C42 without.D37:without.D37 without.D38:without.D42 without.E37:without.E37 without.E38:without.E42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9" office:value-type="string" calcext:value-type="string">
            <text:p>LINU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1.544" calcext:value-type="float">
            <text:p>11.544</text:p>
          </table:table-cell>
          <table:table-cell table:style-name="ce6" office:value-type="float" office:value="11.619" calcext:value-type="float">
            <text:p>11.619</text:p>
          </table:table-cell>
          <table:table-cell table:style-name="ce6" office:value-type="float" office:value="15.8" calcext:value-type="float">
            <text:p>15.8</text:p>
          </table:table-cell>
          <table:table-cell table:style-name="ce6" office:value-type="float" office:value="11.3" calcext:value-type="float">
            <text:p>11.3</text:p>
          </table:table-cell>
          <table:table-cell table:number-columns-repeated="2"/>
          <table:table-cell>
            <draw:frame table:end-cell-address="without.P24" table:end-x="0.0386in" table:end-y="0.0457in" draw:z-index="0" draw:style-name="gr1" draw:text-style-name="P1" svg:width="6.2969in" svg:height="3.55in" svg:x="0.0189in" svg:y="0.0331in">
              <draw:object draw:notify-on-update-of-ranges="without.A3:without.A7 without.B2:without.B2 without.B3:without.B7 without.C2:without.C2 without.C3:without.C7 without.D2:without.D2 without.D3:without.D7 without.E2:without.E2 without.E3:without.E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5.093" calcext:value-type="float">
            <text:p>45.093</text:p>
          </table:table-cell>
          <table:table-cell table:style-name="ce6" office:value-type="float" office:value="68.909" calcext:value-type="float">
            <text:p>68.909</text:p>
          </table:table-cell>
          <table:table-cell table:style-name="ce6" office:value-type="float" office:value="73.5" calcext:value-type="float">
            <text:p>73.5</text:p>
          </table:table-cell>
          <table:table-cell table:style-name="ce6" office:value-type="float" office:value="69.3" calcext:value-type="float">
            <text:p>69.3</text:p>
          </table:table-cell>
          <table:table-cell/>
          <table:table-cell table:style-name="ce19"/>
          <table:table-cell table:number-columns-repeated="1017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23.39" calcext:value-type="float">
            <text:p>23.39</text:p>
          </table:table-cell>
          <table:table-cell table:style-name="ce6" office:value-type="float" office:value="1131.707" calcext:value-type="float">
            <text:p>1131.707</text:p>
          </table:table-cell>
          <table:table-cell table:style-name="ce6" office:value-type="float" office:value="62.2" calcext:value-type="float">
            <text:p>62.2</text:p>
          </table:table-cell>
          <table:table-cell table:style-name="ce6" office:value-type="float" office:value="25.3" calcext:value-type="float">
            <text:p>25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2"/>
          <table:table-cell table:style-name="ce6" office:value-type="float" office:value="11.477" calcext:value-type="float">
            <text:p>11.477</text:p>
          </table:table-cell>
          <table:table-cell table:style-name="ce6" office:value-type="float" office:value="17.5" calcext:value-type="float">
            <text:p>17.5</text:p>
          </table:table-cell>
          <table:table-cell table:style-name="ce6" office:value-type="float" office:value="12.7" calcext:value-type="float">
            <text:p>12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2"/>
          <table:table-cell table:style-name="ce6" office:value-type="float" office:value="8.619" calcext:value-type="float">
            <text:p>8.619</text:p>
          </table:table-cell>
          <table:table-cell table:style-name="ce6" office:value-type="float" office:value="24.1" calcext:value-type="float">
            <text:p>24.1</text:p>
          </table:table-cell>
          <table:table-cell table:style-name="ce6" office:value-type="float" office:value="13.7" calcext:value-type="float">
            <text:p>13.7</text:p>
          </table:table-cell>
          <table:table-cell table:number-columns-repeated="1019"/>
        </table:table-row>
        <table:table-row table:style-name="ro2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9.065" calcext:value-type="float">
            <text:p>9.065</text:p>
          </table:table-cell>
          <table:table-cell table:style-name="ce6" office:value-type="float" office:value="9.005" calcext:value-type="float">
            <text:p>9.005</text:p>
          </table:table-cell>
          <table:table-cell table:style-name="ce6" office:value-type="float" office:value="12.4" calcext:value-type="float">
            <text:p>12.4</text:p>
          </table:table-cell>
          <table:table-cell table:style-name="ce6" office:value-type="float" office:value="9.5" calcext:value-type="float">
            <text:p>9.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3.99" calcext:value-type="float">
            <text:p>43.99</text:p>
          </table:table-cell>
          <table:table-cell table:style-name="ce6" office:value-type="float" office:value="281.839" calcext:value-type="float">
            <text:p>281.839</text:p>
          </table:table-cell>
          <table:table-cell table:style-name="ce6" office:value-type="float" office:value="179.8" calcext:value-type="float">
            <text:p>179.8</text:p>
          </table:table-cell>
          <table:table-cell table:style-name="ce6" office:value-type="float" office:value="316.1" calcext:value-type="float">
            <text:p>316.1</text:p>
          </table:table-cell>
          <table:table-cell/>
          <table:table-cell table:style-name="ce19"/>
          <table:table-cell table:number-columns-repeated="1017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39.889" calcext:value-type="float">
            <text:p>39.889</text:p>
          </table:table-cell>
          <table:table-cell table:style-name="ce6" office:value-type="float" office:value="3803.224" calcext:value-type="float">
            <text:p>3803.224</text:p>
          </table:table-cell>
          <table:table-cell table:style-name="ce6" office:value-type="float" office:value="82.8" calcext:value-type="float">
            <text:p>82.8</text:p>
          </table:table-cell>
          <table:table-cell table:style-name="ce6" office:value-type="float" office:value="71.1" calcext:value-type="float">
            <text:p>71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208.58" calcext:value-type="float">
            <text:p>208.58</text:p>
          </table:table-cell>
          <table:table-cell table:style-name="ce6" office:value-type="float" office:value="12.7" calcext:value-type="float">
            <text:p>12.7</text:p>
          </table:table-cell>
          <table:table-cell table:style-name="ce6" office:value-type="float" office:value="12.1" calcext:value-type="float">
            <text:p>12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264.186" calcext:value-type="float">
            <text:p>264.186</text:p>
          </table:table-cell>
          <table:table-cell table:style-name="ce6" office:value-type="float" office:value="7.2" calcext:value-type="float">
            <text:p>7.2</text:p>
          </table:table-cell>
          <table:table-cell table:style-name="ce6" office:value-type="float" office:value="7.3" calcext:value-type="float">
            <text:p>7.3</text:p>
          </table:table-cell>
          <table:table-cell table:number-columns-repeated="1019"/>
        </table:table-row>
        <table:table-row table:style-name="ro2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1.629" calcext:value-type="float">
            <text:p>11.629</text:p>
          </table:table-cell>
          <table:table-cell table:style-name="ce6" office:value-type="float" office:value="11.699" calcext:value-type="float">
            <text:p>11.699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float" office:value="14.7" calcext:value-type="float">
            <text:p>14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6.589" calcext:value-type="float">
            <text:p>46.589</text:p>
          </table:table-cell>
          <table:table-cell table:style-name="ce6" office:value-type="float" office:value="81.225" calcext:value-type="float">
            <text:p>81.225</text:p>
          </table:table-cell>
          <table:table-cell table:style-name="ce6" office:value-type="float" office:value="112.7" calcext:value-type="float">
            <text:p>112.7</text:p>
          </table:table-cell>
          <table:table-cell table:style-name="ce6" office:value-type="float" office:value="185.5" calcext:value-type="float">
            <text:p>185.5</text:p>
          </table:table-cell>
          <table:table-cell/>
          <table:table-cell table:style-name="ce19"/>
          <table:table-cell table:number-columns-repeated="1017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36.953" calcext:value-type="float">
            <text:p>36.953</text:p>
          </table:table-cell>
          <table:table-cell table:style-name="ce6" office:value-type="float" office:value="1158.307" calcext:value-type="float">
            <text:p>1158.307</text:p>
          </table:table-cell>
          <table:table-cell table:style-name="ce6" office:value-type="float" office:value="70.3" calcext:value-type="float">
            <text:p>70.3</text:p>
          </table:table-cell>
          <table:table-cell table:style-name="ce6" office:value-type="float" office:value="62.1" calcext:value-type="float">
            <text:p>62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55.796" calcext:value-type="float">
            <text:p>55.796</text:p>
          </table:table-cell>
          <table:table-cell table:style-name="ce6" office:value-type="float" office:value="20.4" calcext:value-type="float">
            <text:p>20.4</text:p>
          </table:table-cell>
          <table:table-cell table:style-name="ce6" office:value-type="float" office:value="16.9" calcext:value-type="float">
            <text:p>16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51.479" calcext:value-type="float">
            <text:p>51.479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10.4" calcext:value-type="float">
            <text:p>10.4</text:p>
          </table:table-cell>
          <table:table-cell table:number-columns-repeated="1019"/>
        </table:table-row>
        <table:table-row table:style-name="ro2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/>
          <table:table-cell>
            <draw:frame table:end-cell-address="without.P46" table:end-x="0.0071in" table:end-y="0.0705in" draw:z-index="2" draw:style-name="gr1" draw:text-style-name="P1" svg:width="6.298in" svg:height="3.5839in" svg:x="0.5374in" svg:y="0.0764in">
              <draw:object draw:notify-on-update-of-ranges="without.A19:without.A23 without.B18:without.B18 without.B19:without.B23 without.C18:without.C18 without.C19:without.C23 without.D18:without.D18 without.D19:without.D23 without.E18:without.E18 without.E19:without.E23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8"/>
          <table:table-cell>
            <draw:frame table:end-cell-address="without.W46" table:end-x="0.874in" table:end-y="0.0606in" draw:z-index="6" draw:style-name="gr1" draw:text-style-name="P1" svg:width="6.3012in" svg:height="3.5839in" svg:x="0.8248in" svg:y="0.0665in">
              <draw:object draw:notify-on-update-of-ranges="without.A54:without.A58 without.B53:without.B53 without.B54:without.B58 without.C53:without.C53 without.C54:without.C58 without.D53:without.D53 without.D54:without.D58 without.E53:without.E53 without.E54:without.E5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229.76" calcext:value-type="float">
            <text:p>229.76</text:p>
          </table:table-cell>
          <table:table-cell table:style-name="ce6" office:value-type="float" office:value="228.633" calcext:value-type="float">
            <text:p>228.633</text:p>
          </table:table-cell>
          <table:table-cell table:style-name="ce6" office:value-type="float" office:value="265.6" calcext:value-type="float">
            <text:p>265.6</text:p>
          </table:table-cell>
          <table:table-cell table:style-name="ce6" office:value-type="float" office:value="285.8" calcext:value-type="float">
            <text:p>285.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262.315" calcext:value-type="float">
            <text:p>262.315</text:p>
          </table:table-cell>
          <table:table-cell table:style-name="ce6" office:value-type="float" office:value="550.499" calcext:value-type="float">
            <text:p>550.499</text:p>
          </table:table-cell>
          <table:table-cell table:style-name="ce6" office:value-type="float" office:value="321.4" calcext:value-type="float">
            <text:p>321.4</text:p>
          </table:table-cell>
          <table:table-cell table:style-name="ce6" office:value-type="float" office:value="429.9" calcext:value-type="float">
            <text:p>429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100.417" calcext:value-type="float">
            <text:p>100.417</text:p>
          </table:table-cell>
          <table:table-cell table:style-name="ce6" office:value-type="float" office:value="5210.339" calcext:value-type="float">
            <text:p>5210.339</text:p>
          </table:table-cell>
          <table:table-cell table:style-name="ce6" office:value-type="float" office:value="151.1" calcext:value-type="float">
            <text:p>151.1</text:p>
          </table:table-cell>
          <table:table-cell table:style-name="ce6" office:value-type="float" office:value="148.5" calcext:value-type="float">
            <text:p>148.5</text:p>
          </table:table-cell>
          <table:table-cell/>
          <table:table-cell table:style-name="ce19"/>
          <table:table-cell table:number-columns-repeated="1017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533.577" calcext:value-type="float">
            <text:p>533.577</text:p>
          </table:table-cell>
          <table:table-cell table:style-name="ce6" office:value-type="float" office:value="261.8" calcext:value-type="float">
            <text:p>261.8</text:p>
          </table:table-cell>
          <table:table-cell table:style-name="ce6" office:value-type="float" office:value="260.6" calcext:value-type="float">
            <text:p>260.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150.673" calcext:value-type="float">
            <text:p>150.673</text:p>
          </table:table-cell>
          <table:table-cell table:style-name="ce6" office:value-type="float" office:value="105.9" calcext:value-type="float">
            <text:p>105.9</text:p>
          </table:table-cell>
          <table:table-cell table:style-name="ce6" office:value-type="float" office:value="104.7" calcext:value-type="float">
            <text:p>104.7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style-name="ce6" office:value-type="string" calcext:value-type="string">
            <text:p>N=10000000 Doubles, Linux Ubuntu 3.11.0-20-generic, Java 8 (b132), x64, 4 Cores, 2.8 GHz, 2.0 GB mem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0.402" calcext:value-type="float">
            <text:p>10.402</text:p>
          </table:table-cell>
          <table:table-cell table:style-name="ce6" office:value-type="float" office:value="10.43" calcext:value-type="float">
            <text:p>10.43</text:p>
          </table:table-cell>
          <table:table-cell table:style-name="ce6" office:value-type="float" office:value="29.2" calcext:value-type="float">
            <text:p>29.2</text:p>
          </table:table-cell>
          <table:table-cell table:style-name="ce6" office:value-type="float" office:value="29.4" calcext:value-type="float">
            <text:p>29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2.011" calcext:value-type="float">
            <text:p>42.011</text:p>
          </table:table-cell>
          <table:table-cell table:style-name="ce6" office:value-type="float" office:value="64.338" calcext:value-type="float">
            <text:p>64.338</text:p>
          </table:table-cell>
          <table:table-cell table:style-name="ce6" office:value-type="float" office:value="105.1" calcext:value-type="float">
            <text:p>105.1</text:p>
          </table:table-cell>
          <table:table-cell table:style-name="ce6" office:value-type="float" office:value="106.3" calcext:value-type="float">
            <text:p>106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21.99" calcext:value-type="float">
            <text:p>21.99</text:p>
          </table:table-cell>
          <table:table-cell table:style-name="ce6" office:value-type="float" office:value="1585.852" calcext:value-type="float">
            <text:p>1585.852</text:p>
          </table:table-cell>
          <table:table-cell table:style-name="ce6" office:value-type="float" office:value="465.3" calcext:value-type="float">
            <text:p>465.3</text:p>
          </table:table-cell>
          <table:table-cell table:style-name="ce6" office:value-type="float" office:value="449" calcext:value-type="float">
            <text:p>4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2"/>
          <table:table-cell table:style-name="ce6" office:value-type="float" office:value="10.486" calcext:value-type="float">
            <text:p>10.48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1.2" calcext:value-type="float">
            <text:p>31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2"/>
          <table:table-cell table:style-name="ce6" office:value-type="float" office:value="8.156" calcext:value-type="float">
            <text:p>8.156</text:p>
          </table:table-cell>
          <table:table-cell table:style-name="ce6" office:value-type="float" office:value="17.4" calcext:value-type="float">
            <text:p>17.4</text:p>
          </table:table-cell>
          <table:table-cell table:style-name="ce6" office:value-type="float" office:value="15.8" calcext:value-type="float">
            <text:p>15.8</text:p>
          </table:table-cell>
          <table:table-cell table:number-columns-repeated="1019"/>
        </table:table-row>
        <table:table-row table:style-name="ro2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8.781" calcext:value-type="float">
            <text:p>8.781</text:p>
          </table:table-cell>
          <table:table-cell table:style-name="ce6" office:value-type="float" office:value="8.745" calcext:value-type="float">
            <text:p>8.745</text:p>
          </table:table-cell>
          <table:table-cell table:style-name="ce6" office:value-type="float" office:value="27.2" calcext:value-type="float">
            <text:p>27.2</text:p>
          </table:table-cell>
          <table:table-cell table:style-name="ce6" office:value-type="float" office:value="27.1" calcext:value-type="float">
            <text:p>27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88.632" calcext:value-type="float">
            <text:p>88.632</text:p>
          </table:table-cell>
          <table:table-cell table:style-name="ce6" office:value-type="float" office:value="267.996" calcext:value-type="float">
            <text:p>267.996</text:p>
          </table:table-cell>
          <table:table-cell table:style-name="ce6" office:value-type="float" office:value="298.9" calcext:value-type="float">
            <text:p>298.9</text:p>
          </table:table-cell>
          <table:table-cell table:style-name="ce6" office:value-type="float" office:value="341.2" calcext:value-type="float">
            <text:p>341.2</text:p>
          </table:table-cell>
          <table:table-cell/>
          <table:table-cell>
            <draw:frame table:end-cell-address="without.P69" table:end-x="0.0059in" table:end-y="0.0673in" draw:z-index="3" draw:style-name="gr1" draw:text-style-name="P1" svg:width="6.2972in" svg:height="3.6646in" svg:x="0.537in" svg:y="0.1425in">
              <draw:object draw:notify-on-update-of-ranges="without.A26:without.A30 without.B25:without.B25 without.B26:without.B30 without.C25:without.C25 without.C26:without.C30 without.D25:without.D25 without.D26:without.D30 without.E25:without.E25 without.E26:without.E3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8"/>
          <table:table-cell>
            <draw:frame table:end-cell-address="without.X69" table:end-x="0.013in" table:end-y="0.0138in" draw:z-index="7" draw:style-name="gr1" draw:text-style-name="P1" svg:width="6.3in" svg:height="3.6736in" svg:x="0.8575in" svg:y="0.0799in">
              <draw:object draw:notify-on-update-of-ranges="without.A61:without.A65 without.B60:without.B60 without.B61:without.B65 without.C60:without.C60 without.C61:without.C65 without.D60:without.D60 without.D61:without.D65 without.E60:without.E60 without.E61:without.E6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46.139" calcext:value-type="float">
            <text:p>46.139</text:p>
          </table:table-cell>
          <table:table-cell table:style-name="ce6" office:value-type="float" office:value="2874.991" calcext:value-type="float">
            <text:p>2874.991</text:p>
          </table:table-cell>
          <table:table-cell table:style-name="ce6" office:value-type="float" office:value="286.8" calcext:value-type="float">
            <text:p>286.8</text:p>
          </table:table-cell>
          <table:table-cell table:style-name="ce6" office:value-type="float" office:value="390.9" calcext:value-type="float">
            <text:p>390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198.948" calcext:value-type="float">
            <text:p>198.94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6.4" calcext:value-type="float">
            <text:p>26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255.72" calcext:value-type="float">
            <text:p>255.72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float" office:value="12.2" calcext:value-type="float">
            <text:p>12.2</text:p>
          </table:table-cell>
          <table:table-cell table:number-columns-repeated="1019"/>
        </table:table-row>
        <table:table-row table:style-name="ro2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10.45" calcext:value-type="float">
            <text:p>10.45</text:p>
          </table:table-cell>
          <table:table-cell table:style-name="ce6" office:value-type="float" office:value="10.453" calcext:value-type="float">
            <text:p>10.453</text:p>
          </table:table-cell>
          <table:table-cell table:style-name="ce6" office:value-type="float" office:value="29.1" calcext:value-type="float">
            <text:p>29.1</text:p>
          </table:table-cell>
          <table:table-cell table:style-name="ce6" office:value-type="float" office:value="28.9" calcext:value-type="float">
            <text:p>28.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41.816" calcext:value-type="float">
            <text:p>41.816</text:p>
          </table:table-cell>
          <table:table-cell table:style-name="ce6" office:value-type="float" office:value="77.143" calcext:value-type="float">
            <text:p>77.143</text:p>
          </table:table-cell>
          <table:table-cell table:style-name="ce6" office:value-type="float" office:value="253.3" calcext:value-type="float">
            <text:p>253.3</text:p>
          </table:table-cell>
          <table:table-cell table:style-name="ce6" office:value-type="float" office:value="232.7" calcext:value-type="float">
            <text:p>232.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34.753" calcext:value-type="float">
            <text:p>34.753</text:p>
          </table:table-cell>
          <table:table-cell table:style-name="ce6" office:value-type="float" office:value="1583.909" calcext:value-type="float">
            <text:p>1583.909</text:p>
          </table:table-cell>
          <table:table-cell table:style-name="ce6" office:value-type="float" office:value="516.2" calcext:value-type="float">
            <text:p>516.2</text:p>
          </table:table-cell>
          <table:table-cell table:style-name="ce6" office:value-type="float" office:value="496.3" calcext:value-type="float">
            <text:p>496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53.992" calcext:value-type="float">
            <text:p>53.992</text:p>
          </table:table-cell>
          <table:table-cell table:style-name="ce6" office:value-type="float" office:value="31.5" calcext:value-type="float">
            <text:p>31.5</text:p>
          </table:table-cell>
          <table:table-cell table:style-name="ce6" office:value-type="float" office:value="29.3" calcext:value-type="float">
            <text:p>29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51.603" calcext:value-type="float">
            <text:p>51.603</text:p>
          </table:table-cell>
          <table:table-cell table:style-name="ce6" office:value-type="float" office:value="14.2" calcext:value-type="float">
            <text:p>14.2</text:p>
          </table:table-cell>
          <table:table-cell table:style-name="ce6" office:value-type="float" office:value="14.5" calcext:value-type="float">
            <text:p>14.5</text:p>
          </table:table-cell>
          <table:table-cell table:number-columns-repeated="1019"/>
        </table:table-row>
        <table:table-row table:style-name="ro2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F#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table:style-name="ce6" office:value-type="float" office:value="97.482" calcext:value-type="float">
            <text:p>97.482</text:p>
          </table:table-cell>
          <table:table-cell table:style-name="ce6" office:value-type="float" office:value="97.469" calcext:value-type="float">
            <text:p>97.469</text:p>
          </table:table-cell>
          <table:table-cell table:style-name="ce6" office:value-type="float" office:value="458.1" calcext:value-type="float">
            <text:p>458.1</text:p>
          </table:table-cell>
          <table:table-cell table:style-name="ce6" office:value-type="float" office:value="459.3" calcext:value-type="float">
            <text:p>459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</text:p>
          </table:table-cell>
          <table:table-cell table:style-name="ce6" office:value-type="float" office:value="114.008" calcext:value-type="float">
            <text:p>114.008</text:p>
          </table:table-cell>
          <table:table-cell table:style-name="ce6" office:value-type="float" office:value="451.097" calcext:value-type="float">
            <text:p>451.097</text:p>
          </table:table-cell>
          <table:table-cell table:style-name="ce6" office:value-type="float" office:value="627.5" calcext:value-type="float">
            <text:p>627.5</text:p>
          </table:table-cell>
          <table:table-cell table:style-name="ce6" office:value-type="float" office:value="711.4" calcext:value-type="float">
            <text:p>711.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allel</text:p>
          </table:table-cell>
          <table:table-cell table:style-name="ce6" office:value-type="float" office:value="58.17" calcext:value-type="float">
            <text:p>58.17</text:p>
          </table:table-cell>
          <table:table-cell table:style-name="ce6" office:value-type="float" office:value="4251.675" calcext:value-type="float">
            <text:p>4251.675</text:p>
          </table:table-cell>
          <table:table-cell table:style-name="ce6" office:value-type="float" office:value="670.3" calcext:value-type="float">
            <text:p>670.3</text:p>
          </table:table-cell>
          <table:table-cell table:style-name="ce6" office:value-type="float" office:value="646.2" calcext:value-type="float">
            <text:p>646.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q (optimized)</text:p>
          </table:table-cell>
          <table:table-cell table:style-name="ce3"/>
          <table:table-cell table:style-name="ce6" office:value-type="float" office:value="173.778" calcext:value-type="float">
            <text:p>173.778</text:p>
          </table:table-cell>
          <table:table-cell table:style-name="ce6" office:value-type="float" office:value="464.2" calcext:value-type="float">
            <text:p>464.2</text:p>
          </table:table-cell>
          <table:table-cell table:style-name="ce6" office:value-type="float" office:value="464.1" calcext:value-type="float">
            <text:p>464.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 (optimized)</text:p>
          </table:table-cell>
          <table:table-cell table:style-name="ce3"/>
          <table:table-cell table:style-name="ce6" office:value-type="float" office:value="105.032" calcext:value-type="float">
            <text:p>105.032</text:p>
          </table:table-cell>
          <table:table-cell table:style-name="ce6" office:value-type="float" office:value="202.3" calcext:value-type="float">
            <text:p>202.3</text:p>
          </table:table-cell>
          <table:table-cell table:style-name="ce6" office:value-type="float" office:value="203.4" calcext:value-type="float">
            <text:p>203.4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5"/>
          <table:table-cell>
            <draw:frame table:end-cell-address="without.X91" table:end-x="0.013in" table:end-y="0.0059in" draw:z-index="5" draw:style-name="gr1" draw:text-style-name="P1" svg:width="6.3004in" svg:height="3.5945in" svg:x="0.8571in" svg:y="0.1307in">
              <draw:object draw:notify-on-update-of-ranges="without.A46:without.A50 without.B45:without.B45 without.B46:without.B50 without.C45:without.C45 without.C46:without.C50 without.D45:without.D45 without.D46:without.D50 without.E45:without.E45 without.E46:without.E5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08"/>
        </table:table-row>
        <table:table-row table:style-name="ro3">
          <table:table-cell table:number-columns-repeated="6"/>
          <table:table-cell>
            <draw:frame table:end-cell-address="without.P91" table:end-x="0.0055in" table:end-y="0.1098in" draw:z-index="1" draw:style-name="gr1" draw:text-style-name="P1" svg:width="6.2972in" svg:height="3.5945in" svg:x="0.5366in" svg:y="0.0575in">
              <draw:object draw:notify-on-update-of-ranges="without.A11:without.A15 without.B10:without.B10 without.B11:without.B15 without.C10:without.C10 without.C11:without.C15 without.D10:without.D10 without.D11:without.D15 without.E10:without.E10 without.E11:without.E1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17"/>
        </table:table-row>
        <table:table-row table:style-name="ro3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 style:data-style-name="N2" text:time-value="0000-00-00T00:00:04.156931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ggelos Biboudis</dc:creator>
    <meta:print-date>2014-05-03T17:24:24</meta:print-date>
    <dc:date>2014-05-05T22:52:50.051136845</dc:date>
    <meta:editing-cycles>11</meta:editing-cycles>
    <meta:editing-duration>PT12H51M23S</meta:editing-duration>
    <meta:generator>LibreOffice/4.1.3.2$Linux_X86_64 LibreOffice_project/410m0$Build-2</meta:generator>
    <meta:document-statistic meta:table-count="2" meta:cell-count="545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43cm" svg:height="7.989cm" xlink:href=".." xlink:type="simple" chart:class="chart:bar" chart:style-name="ch1">
        <chart:title svg:x="0cm" svg:y="0.002cm" chart:style-name="ch2">
          <text:p>Sum</text:p>
        </chart:title>
        <chart:legend chart:legend-position="end" svg:x="13.802cm" svg:y="2.948cm" style:legend-expansion="high" chart:style-name="ch3"/>
        <chart:plot-area chart:style-name="ch4" table:cell-range-address="'with-compiler-optimizations'.A2:'with-compiler-optimizations'.E7" chart:data-source-has-labels="both" svg:x="0.758cm" svg:y="1.577cm" svg:width="12.428cm" svg:height="5.833cm">
          <chartooo:coordinate-region svg:x="1.565cm" svg:y="1.776cm" svg:width="11.542cm" svg:height="4.987cm"/>
          <chart:axis chart:dimension="x" chart:name="primary-x" chart:style-name="ch5" chartooo:axis-type="auto">
            <chartooo:date-scale/>
            <chart:categories table:cell-range-address="'with-compiler-optimizations'.A3:'with-compiler-optimizations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ith-compiler-optimizations'.B3:'with-compiler-optimizations'.B7" chart:label-cell-address="'with-compiler-optimizations'.B2:'with-compiler-optimizations'.B2" chart:class="chart:bar">
            <chart:data-point chart:repeated="5"/>
          </chart:series>
          <chart:series chart:style-name="ch9" chart:values-cell-range-address="'with-compiler-optimizations'.C3:'with-compiler-optimizations'.C7" chart:label-cell-address="'with-compiler-optimizations'.C2:'with-compiler-optimizations'.C2" chart:class="chart:bar">
            <chart:data-point chart:repeated="5"/>
          </chart:series>
          <chart:series chart:style-name="ch10" chart:values-cell-range-address="'with-compiler-optimizations'.D3:'with-compiler-optimizations'.D7" chart:label-cell-address="'with-compiler-optimizations'.D2:'with-compiler-optimizations'.D2" chart:class="chart:bar">
            <chart:data-point chart:repeated="5"/>
          </chart:series>
          <chart:series chart:style-name="ch11" chart:values-cell-range-address="'with-compiler-optimizations'.E3:'with-compiler-optimizations'.E7" chart:label-cell-address="'with-compiler-optimizations'.E2:'with-compiler-optimizations'.E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:'with-compiler-optimizations'.B2</svg:desc>
                </draw:g>
              </table:table-cell>
              <table:table-cell office:value-type="string">
                <text:p>Scala</text:p>
                <draw:g>
                  <svg:desc>'with-compiler-optimizations'.C2:'with-compiler-optimizations'.C2</svg:desc>
                </draw:g>
              </table:table-cell>
              <table:table-cell office:value-type="string">
                <text:p>C#</text:p>
                <draw:g>
                  <svg:desc>'with-compiler-optimizations'.D2:'with-compiler-optimizations'.D2</svg:desc>
                </draw:g>
              </table:table-cell>
              <table:table-cell office:value-type="string">
                <text:p>F#</text:p>
                <draw:g>
                  <svg:desc>'with-compiler-optimizations'.E2:'with-compiler-optimization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:'with-compiler-optimizations'.A7</svg:desc>
                </draw:g>
              </table:table-cell>
              <table:table-cell office:value-type="float" office:value="11.544">
                <text:p>11.544</text:p>
                <draw:g>
                  <svg:desc>'with-compiler-optimizations'.B3:'with-compiler-optimizations'.B7</svg:desc>
                </draw:g>
              </table:table-cell>
              <table:table-cell office:value-type="float" office:value="10.343">
                <text:p>10.343</text:p>
                <draw:g>
                  <svg:desc>'with-compiler-optimizations'.C3:'with-compiler-optimizations'.C7</svg:desc>
                </draw:g>
              </table:table-cell>
              <table:table-cell office:value-type="float" office:value="11.4">
                <text:p>11.4</text:p>
                <draw:g>
                  <svg:desc>'with-compiler-optimizations'.D3:'with-compiler-optimizations'.D7</svg:desc>
                </draw:g>
              </table:table-cell>
              <table:table-cell office:value-type="float" office:value="10.8">
                <text:p>10.8</text:p>
                <draw:g>
                  <svg:desc>'with-compiler-optimizations'.E3:'with-compiler-optimizations'.E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5.093">
                <text:p>45.093</text:p>
              </table:table-cell>
              <table:table-cell office:value-type="float" office:value="61.341">
                <text:p>61.341</text:p>
              </table:table-cell>
              <table:table-cell office:value-type="float" office:value="66.5">
                <text:p>66.5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0.354">
                <text:p>10.354</text:p>
              </table:table-cell>
              <table:table-cell office:value-type="float" office:value="12.3">
                <text:p>12.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3.39">
                <text:p>23.39</text:p>
              </table:table-cell>
              <table:table-cell office:value-type="float" office:value="1101.243">
                <text:p>1101.243</text:p>
              </table:table-cell>
              <table:table-cell office:value-type="float" office:value="27.2">
                <text:p>27.2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7.613">
                <text:p>7.613</text:p>
              </table:table-cell>
              <table:table-cell office:value-type="float" office:value="11.1">
                <text:p>11.1</text:p>
              </table:table-cell>
              <table:table-cell office:value-type="float" office:value="10.6">
                <text:p>1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6cm" svg:height="9.129cm" xlink:href=".." xlink:type="simple" chart:class="chart:bar" chart:style-name="ch1">
        <chart:title svg:x="0cm" svg:y="0.003cm" chart:style-name="ch2">
          <text:p>Cartesian</text:p>
        </chart:title>
        <chart:legend chart:legend-position="end" svg:x="14.368cm" svg:y="3.518cm" style:legend-expansion="high" chart:style-name="ch3"/>
        <chart:plot-area chart:style-name="ch4" table:cell-range-address="without.A10:without.E15" chart:data-source-has-labels="both" svg:x="0.769cm" svg:y="1.669cm" svg:width="12.961cm" svg:height="6.858cm">
          <chartooo:coordinate-region svg:x="1.576cm" svg:y="1.868cm" svg:width="12.154cm" svg:height="4.426cm"/>
          <chart:axis chart:dimension="x" chart:name="primary-x" chart:style-name="ch5" chartooo:axis-type="auto">
            <chartooo:date-scale/>
            <chart:categories table:cell-range-address="without.A11:without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11:without.B15" chart:label-cell-address="without.B10:without.B10" chart:class="chart:bar">
            <chart:data-point chart:repeated="5"/>
          </chart:series>
          <chart:series chart:style-name="ch9" chart:values-cell-range-address="without.C11:without.C15" chart:label-cell-address="without.C10:without.C10" chart:class="chart:bar">
            <chart:data-point chart:repeated="5"/>
          </chart:series>
          <chart:series chart:style-name="ch10" chart:values-cell-range-address="without.D11:without.D15" chart:label-cell-address="without.D10:without.D10" chart:class="chart:bar">
            <chart:data-point chart:repeated="5"/>
          </chart:series>
          <chart:series chart:style-name="ch11" chart:values-cell-range-address="without.E11:without.E15" chart:label-cell-address="without.E10:without.E1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10:without.B10</svg:desc>
                </draw:g>
              </table:table-cell>
              <table:table-cell office:value-type="string">
                <text:p>Scala</text:p>
                <draw:g>
                  <svg:desc>without.C10:without.C10</svg:desc>
                </draw:g>
              </table:table-cell>
              <table:table-cell office:value-type="string">
                <text:p>C#</text:p>
                <draw:g>
                  <svg:desc>without.D10:without.D10</svg:desc>
                </draw:g>
              </table:table-cell>
              <table:table-cell office:value-type="string">
                <text:p>F#</text:p>
                <draw:g>
                  <svg:desc>without.E10:without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11:without.A15</svg:desc>
                </draw:g>
              </table:table-cell>
              <table:table-cell office:value-type="float" office:value="9.065">
                <text:p>9.065</text:p>
                <draw:g>
                  <svg:desc>without.B11:without.B15</svg:desc>
                </draw:g>
              </table:table-cell>
              <table:table-cell office:value-type="float" office:value="9.005">
                <text:p>9.005</text:p>
                <draw:g>
                  <svg:desc>without.C11:without.C15</svg:desc>
                </draw:g>
              </table:table-cell>
              <table:table-cell office:value-type="float" office:value="12.4">
                <text:p>12.4</text:p>
                <draw:g>
                  <svg:desc>without.D11:without.D15</svg:desc>
                </draw:g>
              </table:table-cell>
              <table:table-cell office:value-type="float" office:value="9.5">
                <text:p>9.5</text:p>
                <draw:g>
                  <svg:desc>without.E11:without.E15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3.99">
                <text:p>43.99</text:p>
              </table:table-cell>
              <table:table-cell office:value-type="float" office:value="281.839">
                <text:p>281.839</text:p>
              </table:table-cell>
              <table:table-cell office:value-type="float" office:value="179.8">
                <text:p>179.8</text:p>
              </table:table-cell>
              <table:table-cell office:value-type="float" office:value="316.1">
                <text:p>316.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39.889">
                <text:p>39.889</text:p>
              </table:table-cell>
              <table:table-cell office:value-type="float" office:value="3803.224">
                <text:p>3803.224</text:p>
              </table:table-cell>
              <table:table-cell office:value-type="float" office:value="82.8">
                <text:p>82.8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208.58">
                <text:p>208.58</text:p>
              </table:table-cell>
              <table:table-cell office:value-type="float" office:value="12.7">
                <text:p>12.7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64.186">
                <text:p>264.186</text:p>
              </table:table-cell>
              <table:table-cell office:value-type="float" office:value="7.2">
                <text:p>7.2</text:p>
              </table:table-cell>
              <table:table-cell office:value-type="float" office:value="7.3">
                <text:p>7.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8cm" svg:height="9.104cm" xlink:href=".." xlink:type="simple" chart:class="chart:bar" chart:style-name="ch1">
        <chart:title svg:x="0.002cm" svg:y="0.002cm" chart:style-name="ch2">
          <text:p>Sum of Squares</text:p>
        </chart:title>
        <chart:legend chart:legend-position="end" svg:x="14.37cm" svg:y="3.506cm" style:legend-expansion="high" chart:style-name="ch3"/>
        <chart:plot-area chart:style-name="ch4" table:cell-range-address="without.A18:without.E23" chart:data-source-has-labels="both" svg:x="0.769cm" svg:y="1.669cm" svg:width="12.963cm" svg:height="6.833cm">
          <chartooo:coordinate-region svg:x="1.576cm" svg:y="1.868cm" svg:width="12.156cm" svg:height="4.401cm"/>
          <chart:axis chart:dimension="x" chart:name="primary-x" chart:style-name="ch5" chartooo:axis-type="auto">
            <chartooo:date-scale/>
            <chart:categories table:cell-range-address="without.A19:without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19:without.B23" chart:label-cell-address="without.B18:without.B18" chart:class="chart:bar">
            <chart:data-point chart:repeated="5"/>
          </chart:series>
          <chart:series chart:style-name="ch9" chart:values-cell-range-address="without.C19:without.C23" chart:label-cell-address="without.C18:without.C18" chart:class="chart:bar">
            <chart:data-point chart:repeated="5"/>
          </chart:series>
          <chart:series chart:style-name="ch10" chart:values-cell-range-address="without.D19:without.D23" chart:label-cell-address="without.D18:without.D18" chart:class="chart:bar">
            <chart:data-point chart:repeated="5"/>
          </chart:series>
          <chart:series chart:style-name="ch11" chart:values-cell-range-address="without.E19:without.E23" chart:label-cell-address="without.E18:without.E18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18:without.B18</svg:desc>
                </draw:g>
              </table:table-cell>
              <table:table-cell office:value-type="string">
                <text:p>Scala</text:p>
                <draw:g>
                  <svg:desc>without.C18:without.C18</svg:desc>
                </draw:g>
              </table:table-cell>
              <table:table-cell office:value-type="string">
                <text:p>C#</text:p>
                <draw:g>
                  <svg:desc>without.D18:without.D18</svg:desc>
                </draw:g>
              </table:table-cell>
              <table:table-cell office:value-type="string">
                <text:p>F#</text:p>
                <draw:g>
                  <svg:desc>without.E18:without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19:without.A23</svg:desc>
                </draw:g>
              </table:table-cell>
              <table:table-cell office:value-type="float" office:value="11.629">
                <text:p>11.629</text:p>
                <draw:g>
                  <svg:desc>without.B19:without.B23</svg:desc>
                </draw:g>
              </table:table-cell>
              <table:table-cell office:value-type="float" office:value="11.699">
                <text:p>11.699</text:p>
                <draw:g>
                  <svg:desc>without.C19:without.C23</svg:desc>
                </draw:g>
              </table:table-cell>
              <table:table-cell office:value-type="float" office:value="14.5">
                <text:p>14.5</text:p>
                <draw:g>
                  <svg:desc>without.D19:without.D23</svg:desc>
                </draw:g>
              </table:table-cell>
              <table:table-cell office:value-type="float" office:value="14.7">
                <text:p>14.7</text:p>
                <draw:g>
                  <svg:desc>without.E19:without.E23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6.589">
                <text:p>46.589</text:p>
              </table:table-cell>
              <table:table-cell office:value-type="float" office:value="81.225">
                <text:p>81.225</text:p>
              </table:table-cell>
              <table:table-cell office:value-type="float" office:value="112.7">
                <text:p>112.7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36.953">
                <text:p>36.953</text:p>
              </table:table-cell>
              <table:table-cell office:value-type="float" office:value="1158.307">
                <text:p>1158.307</text:p>
              </table:table-cell>
              <table:table-cell office:value-type="float" office:value="70.3">
                <text:p>70.3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55.796">
                <text:p>55.796</text:p>
              </table:table-cell>
              <table:table-cell office:value-type="float" office:value="20.4">
                <text:p>20.4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51.479">
                <text:p>51.479</text:p>
              </table:table-cell>
              <table:table-cell office:value-type="float" office:value="10.5">
                <text:p>10.5</text:p>
              </table:table-cell>
              <table:table-cell office:value-type="float" office:value="10.4">
                <text:p>10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6cm" svg:height="9.311cm" xlink:href=".." xlink:type="simple" chart:class="chart:bar" chart:style-name="ch1">
        <chart:title svg:x="0.002cm" svg:y="0.003cm" chart:style-name="ch2">
          <text:p>Sum of Squares Even</text:p>
        </chart:title>
        <chart:legend chart:legend-position="end" svg:x="14.368cm" svg:y="3.609cm" style:legend-expansion="high" chart:style-name="ch3"/>
        <chart:plot-area chart:style-name="ch4" table:cell-range-address="without.A25:without.E30" chart:data-source-has-labels="both" svg:x="0.769cm" svg:y="1.685cm" svg:width="12.961cm" svg:height="7.02cm">
          <chartooo:coordinate-region svg:x="1.761cm" svg:y="1.884cm" svg:width="11.969cm" svg:height="4.588cm"/>
          <chart:axis chart:dimension="x" chart:name="primary-x" chart:style-name="ch5" chartooo:axis-type="auto">
            <chartooo:date-scale/>
            <chart:categories table:cell-range-address="without.A26:without.A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26:without.B30" chart:label-cell-address="without.B25:without.B25" chart:class="chart:bar">
            <chart:data-point chart:repeated="5"/>
          </chart:series>
          <chart:series chart:style-name="ch9" chart:values-cell-range-address="without.C26:without.C30" chart:label-cell-address="without.C25:without.C25" chart:class="chart:bar">
            <chart:data-point chart:repeated="5"/>
          </chart:series>
          <chart:series chart:style-name="ch10" chart:values-cell-range-address="without.D26:without.D30" chart:label-cell-address="without.D25:without.D25" chart:class="chart:bar">
            <chart:data-point chart:repeated="5"/>
          </chart:series>
          <chart:series chart:style-name="ch11" chart:values-cell-range-address="without.E26:without.E30" chart:label-cell-address="without.E25:without.E2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25:without.B25</svg:desc>
                </draw:g>
              </table:table-cell>
              <table:table-cell office:value-type="string">
                <text:p>Scala</text:p>
                <draw:g>
                  <svg:desc>without.C25:without.C25</svg:desc>
                </draw:g>
              </table:table-cell>
              <table:table-cell office:value-type="string">
                <text:p>C#</text:p>
                <draw:g>
                  <svg:desc>without.D25:without.D25</svg:desc>
                </draw:g>
              </table:table-cell>
              <table:table-cell office:value-type="string">
                <text:p>F#</text:p>
                <draw:g>
                  <svg:desc>without.E25:without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26:without.A30</svg:desc>
                </draw:g>
              </table:table-cell>
              <table:table-cell office:value-type="float" office:value="229.76">
                <text:p>229.76</text:p>
                <draw:g>
                  <svg:desc>without.B26:without.B30</svg:desc>
                </draw:g>
              </table:table-cell>
              <table:table-cell office:value-type="float" office:value="228.633">
                <text:p>228.633</text:p>
                <draw:g>
                  <svg:desc>without.C26:without.C30</svg:desc>
                </draw:g>
              </table:table-cell>
              <table:table-cell office:value-type="float" office:value="265.6">
                <text:p>265.6</text:p>
                <draw:g>
                  <svg:desc>without.D26:without.D30</svg:desc>
                </draw:g>
              </table:table-cell>
              <table:table-cell office:value-type="float" office:value="285.8">
                <text:p>285.8</text:p>
                <draw:g>
                  <svg:desc>without.E26:without.E30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262.315">
                <text:p>262.315</text:p>
              </table:table-cell>
              <table:table-cell office:value-type="float" office:value="550.499">
                <text:p>550.499</text:p>
              </table:table-cell>
              <table:table-cell office:value-type="float" office:value="321.4">
                <text:p>321.4</text:p>
              </table:table-cell>
              <table:table-cell office:value-type="float" office:value="429.9">
                <text:p>429.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0.417">
                <text:p>100.417</text:p>
              </table:table-cell>
              <table:table-cell office:value-type="float" office:value="5210.339">
                <text:p>5210.339</text:p>
              </table:table-cell>
              <table:table-cell office:value-type="float" office:value="151.1">
                <text:p>151.1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533.577">
                <text:p>533.577</text:p>
              </table:table-cell>
              <table:table-cell office:value-type="float" office:value="261.8">
                <text:p>261.8</text:p>
              </table:table-cell>
              <table:table-cell office:value-type="float" office:value="260.6">
                <text:p>260.6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150.673">
                <text:p>150.673</text:p>
              </table:table-cell>
              <table:table-cell office:value-type="float" office:value="105.9">
                <text:p>105.9</text:p>
              </table:table-cell>
              <table:table-cell office:value-type="float" office:value="104.7">
                <text:p>104.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03cm" svg:height="9.016cm" xlink:href=".." xlink:type="simple" chart:class="chart:bar" chart:style-name="ch1">
        <chart:title svg:x="0cm" svg:y="0.004cm" chart:style-name="ch2">
          <text:p>Sum</text:p>
        </chart:title>
        <chart:legend chart:legend-position="end" svg:x="14.375cm" svg:y="3.462cm" style:legend-expansion="high" chart:style-name="ch3"/>
        <chart:plot-area chart:style-name="ch4" table:cell-range-address="without.A37:without.E42" chart:data-source-has-labels="both" svg:x="0.77cm" svg:y="1.661cm" svg:width="12.965cm" svg:height="6.755cm">
          <chartooo:coordinate-region svg:x="1.577cm" svg:y="1.86cm" svg:width="12.158cm" svg:height="4.323cm"/>
          <chart:axis chart:dimension="x" chart:name="primary-x" chart:style-name="ch5" chartooo:axis-type="auto">
            <chartooo:date-scale/>
            <chart:categories table:cell-range-address="without.A38:without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38:without.B42" chart:label-cell-address="without.B37:without.B37" chart:class="chart:bar">
            <chart:data-point chart:repeated="5"/>
          </chart:series>
          <chart:series chart:style-name="ch9" chart:values-cell-range-address="without.C38:without.C42" chart:label-cell-address="without.C37:without.C37" chart:class="chart:bar">
            <chart:data-point chart:repeated="5"/>
          </chart:series>
          <chart:series chart:style-name="ch10" chart:values-cell-range-address="without.D38:without.D42" chart:label-cell-address="without.D37:without.D37" chart:class="chart:bar">
            <chart:data-point chart:repeated="5"/>
          </chart:series>
          <chart:series chart:style-name="ch11" chart:values-cell-range-address="without.E38:without.E42" chart:label-cell-address="without.E37:without.E3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37:without.B37</svg:desc>
                </draw:g>
              </table:table-cell>
              <table:table-cell office:value-type="string">
                <text:p>Scala</text:p>
                <draw:g>
                  <svg:desc>without.C37:without.C37</svg:desc>
                </draw:g>
              </table:table-cell>
              <table:table-cell office:value-type="string">
                <text:p>C#</text:p>
                <draw:g>
                  <svg:desc>without.D37:without.D37</svg:desc>
                </draw:g>
              </table:table-cell>
              <table:table-cell office:value-type="string">
                <text:p>F#</text:p>
                <draw:g>
                  <svg:desc>without.E37:without.E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38:without.A42</svg:desc>
                </draw:g>
              </table:table-cell>
              <table:table-cell office:value-type="float" office:value="10.402">
                <text:p>10.402</text:p>
                <draw:g>
                  <svg:desc>without.B38:without.B42</svg:desc>
                </draw:g>
              </table:table-cell>
              <table:table-cell office:value-type="float" office:value="10.43">
                <text:p>10.43</text:p>
                <draw:g>
                  <svg:desc>without.C38:without.C42</svg:desc>
                </draw:g>
              </table:table-cell>
              <table:table-cell office:value-type="float" office:value="29.2">
                <text:p>29.2</text:p>
                <draw:g>
                  <svg:desc>without.D38:without.D42</svg:desc>
                </draw:g>
              </table:table-cell>
              <table:table-cell office:value-type="float" office:value="29.4">
                <text:p>29.4</text:p>
                <draw:g>
                  <svg:desc>without.E38:without.E42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2.011">
                <text:p>42.011</text:p>
              </table:table-cell>
              <table:table-cell office:value-type="float" office:value="64.338">
                <text:p>64.338</text:p>
              </table:table-cell>
              <table:table-cell office:value-type="float" office:value="105.1">
                <text:p>105.1</text:p>
              </table:table-cell>
              <table:table-cell office:value-type="float" office:value="106.3">
                <text:p>106.3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1.99">
                <text:p>21.99</text:p>
              </table:table-cell>
              <table:table-cell office:value-type="float" office:value="1585.852">
                <text:p>1585.852</text:p>
              </table:table-cell>
              <table:table-cell office:value-type="float" office:value="465.3">
                <text:p>465.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0.486">
                <text:p>10.486</text:p>
              </table:table-cell>
              <table:table-cell office:value-type="float" office:value="31">
                <text:p>31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8.156">
                <text:p>8.156</text:p>
              </table:table-cell>
              <table:table-cell office:value-type="float" office:value="17.4">
                <text:p>17.4</text:p>
              </table:table-cell>
              <table:table-cell office:value-type="float" office:value="15.8">
                <text:p>15.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04cm" svg:height="9.129cm" xlink:href=".." xlink:type="simple" chart:class="chart:bar" chart:style-name="ch1">
        <chart:title svg:x="0cm" svg:y="0.003cm" chart:style-name="ch2">
          <text:p>Cartesian </text:p>
        </chart:title>
        <chart:legend chart:legend-position="end" svg:x="14.376cm" svg:y="3.518cm" style:legend-expansion="high" chart:style-name="ch3"/>
        <chart:plot-area chart:style-name="ch4" table:cell-range-address="without.A45:without.E50" chart:data-source-has-labels="both" svg:x="0.77cm" svg:y="1.669cm" svg:width="12.966cm" svg:height="6.858cm">
          <chartooo:coordinate-region svg:x="1.577cm" svg:y="1.868cm" svg:width="12.159cm" svg:height="4.426cm"/>
          <chart:axis chart:dimension="x" chart:name="primary-x" chart:style-name="ch5" chartooo:axis-type="auto">
            <chartooo:date-scale/>
            <chart:categories table:cell-range-address="without.A46:without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46:without.B50" chart:label-cell-address="without.B45:without.B45" chart:class="chart:bar">
            <chart:data-point chart:repeated="5"/>
          </chart:series>
          <chart:series chart:style-name="ch9" chart:values-cell-range-address="without.C46:without.C50" chart:label-cell-address="without.C45:without.C45" chart:class="chart:bar">
            <chart:data-point chart:repeated="5"/>
          </chart:series>
          <chart:series chart:style-name="ch10" chart:values-cell-range-address="without.D46:without.D50" chart:label-cell-address="without.D45:without.D45" chart:class="chart:bar">
            <chart:data-point chart:repeated="5"/>
          </chart:series>
          <chart:series chart:style-name="ch11" chart:values-cell-range-address="without.E46:without.E50" chart:label-cell-address="without.E45:without.E4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45:without.B45</svg:desc>
                </draw:g>
              </table:table-cell>
              <table:table-cell office:value-type="string">
                <text:p>Scala</text:p>
                <draw:g>
                  <svg:desc>without.C45:without.C45</svg:desc>
                </draw:g>
              </table:table-cell>
              <table:table-cell office:value-type="string">
                <text:p>C#</text:p>
                <draw:g>
                  <svg:desc>without.D45:without.D45</svg:desc>
                </draw:g>
              </table:table-cell>
              <table:table-cell office:value-type="string">
                <text:p>F#</text:p>
                <draw:g>
                  <svg:desc>without.E45:without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46:without.A50</svg:desc>
                </draw:g>
              </table:table-cell>
              <table:table-cell office:value-type="float" office:value="8.781">
                <text:p>8.781</text:p>
                <draw:g>
                  <svg:desc>without.B46:without.B50</svg:desc>
                </draw:g>
              </table:table-cell>
              <table:table-cell office:value-type="float" office:value="8.745">
                <text:p>8.745</text:p>
                <draw:g>
                  <svg:desc>without.C46:without.C50</svg:desc>
                </draw:g>
              </table:table-cell>
              <table:table-cell office:value-type="float" office:value="27.2">
                <text:p>27.2</text:p>
                <draw:g>
                  <svg:desc>without.D46:without.D50</svg:desc>
                </draw:g>
              </table:table-cell>
              <table:table-cell office:value-type="float" office:value="27.1">
                <text:p>27.1</text:p>
                <draw:g>
                  <svg:desc>without.E46:without.E50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88.632">
                <text:p>88.632</text:p>
              </table:table-cell>
              <table:table-cell office:value-type="float" office:value="267.996">
                <text:p>267.996</text:p>
              </table:table-cell>
              <table:table-cell office:value-type="float" office:value="298.9">
                <text:p>298.9</text:p>
              </table:table-cell>
              <table:table-cell office:value-type="float" office:value="341.2">
                <text:p>341.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46.139">
                <text:p>46.139</text:p>
              </table:table-cell>
              <table:table-cell office:value-type="float" office:value="2874.991">
                <text:p>2874.991</text:p>
              </table:table-cell>
              <table:table-cell office:value-type="float" office:value="286.8">
                <text:p>286.8</text:p>
              </table:table-cell>
              <table:table-cell office:value-type="float" office:value="390.9">
                <text:p>390.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98.948">
                <text:p>198.948</text:p>
              </table:table-cell>
              <table:table-cell office:value-type="float" office:value="27">
                <text:p>27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55.72">
                <text:p>255.72</text:p>
              </table:table-cell>
              <table:table-cell office:value-type="float" office:value="14.5">
                <text:p>14.5</text:p>
              </table:table-cell>
              <table:table-cell office:value-type="float" office:value="12.2">
                <text:p>12.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04cm" svg:height="9.104cm" xlink:href=".." xlink:type="simple" chart:class="chart:bar" chart:style-name="ch1">
        <chart:title svg:x="0.004cm" svg:y="0.002cm" chart:style-name="ch2">
          <text:p>Sum of Squares</text:p>
        </chart:title>
        <chart:legend chart:legend-position="end" svg:x="14.376cm" svg:y="3.506cm" style:legend-expansion="high" chart:style-name="ch3"/>
        <chart:plot-area chart:style-name="ch4" table:cell-range-address="without.A53:without.E58" chart:data-source-has-labels="both" svg:x="0.77cm" svg:y="1.669cm" svg:width="12.966cm" svg:height="6.833cm">
          <chartooo:coordinate-region svg:x="1.577cm" svg:y="1.868cm" svg:width="12.159cm" svg:height="4.401cm"/>
          <chart:axis chart:dimension="x" chart:name="primary-x" chart:style-name="ch5" chartooo:axis-type="auto">
            <chartooo:date-scale/>
            <chart:categories table:cell-range-address="without.A54:without.A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54:without.B58" chart:label-cell-address="without.B53:without.B53" chart:class="chart:bar">
            <chart:data-point chart:repeated="5"/>
          </chart:series>
          <chart:series chart:style-name="ch9" chart:values-cell-range-address="without.C54:without.C58" chart:label-cell-address="without.C53:without.C53" chart:class="chart:bar">
            <chart:data-point chart:repeated="5"/>
          </chart:series>
          <chart:series chart:style-name="ch10" chart:values-cell-range-address="without.D54:without.D58" chart:label-cell-address="without.D53:without.D53" chart:class="chart:bar">
            <chart:data-point chart:repeated="5"/>
          </chart:series>
          <chart:series chart:style-name="ch11" chart:values-cell-range-address="without.E54:without.E58" chart:label-cell-address="without.E53:without.E5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53:without.B53</svg:desc>
                </draw:g>
              </table:table-cell>
              <table:table-cell office:value-type="string">
                <text:p>Scala</text:p>
                <draw:g>
                  <svg:desc>without.C53:without.C53</svg:desc>
                </draw:g>
              </table:table-cell>
              <table:table-cell office:value-type="string">
                <text:p>C#</text:p>
                <draw:g>
                  <svg:desc>without.D53:without.D53</svg:desc>
                </draw:g>
              </table:table-cell>
              <table:table-cell office:value-type="string">
                <text:p>F#</text:p>
                <draw:g>
                  <svg:desc>without.E53:without.E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54:without.A58</svg:desc>
                </draw:g>
              </table:table-cell>
              <table:table-cell office:value-type="float" office:value="10.45">
                <text:p>10.45</text:p>
                <draw:g>
                  <svg:desc>without.B54:without.B58</svg:desc>
                </draw:g>
              </table:table-cell>
              <table:table-cell office:value-type="float" office:value="10.453">
                <text:p>10.453</text:p>
                <draw:g>
                  <svg:desc>without.C54:without.C58</svg:desc>
                </draw:g>
              </table:table-cell>
              <table:table-cell office:value-type="float" office:value="29.1">
                <text:p>29.1</text:p>
                <draw:g>
                  <svg:desc>without.D54:without.D58</svg:desc>
                </draw:g>
              </table:table-cell>
              <table:table-cell office:value-type="float" office:value="28.9">
                <text:p>28.9</text:p>
                <draw:g>
                  <svg:desc>without.E54:without.E58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1.816">
                <text:p>41.816</text:p>
              </table:table-cell>
              <table:table-cell office:value-type="float" office:value="77.143">
                <text:p>77.143</text:p>
              </table:table-cell>
              <table:table-cell office:value-type="float" office:value="253.3">
                <text:p>253.3</text:p>
              </table:table-cell>
              <table:table-cell office:value-type="float" office:value="232.7">
                <text:p>232.7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34.753">
                <text:p>34.753</text:p>
              </table:table-cell>
              <table:table-cell office:value-type="float" office:value="1583.909">
                <text:p>1583.909</text:p>
              </table:table-cell>
              <table:table-cell office:value-type="float" office:value="516.2">
                <text:p>516.2</text:p>
              </table:table-cell>
              <table:table-cell office:value-type="float" office:value="496.3">
                <text:p>496.3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53.992">
                <text:p>53.992</text:p>
              </table:table-cell>
              <table:table-cell office:value-type="float" office:value="31.5">
                <text:p>31.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51.603">
                <text:p>51.603</text:p>
              </table:table-cell>
              <table:table-cell office:value-type="float" office:value="14.2">
                <text:p>14.2</text:p>
              </table:table-cell>
              <table:table-cell office:value-type="float" office:value="14.5">
                <text:p>14.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03cm" svg:height="9.334cm" xlink:href=".." xlink:type="simple" chart:class="chart:bar" chart:style-name="ch1">
        <chart:title svg:x="0.004cm" svg:y="0.003cm" chart:style-name="ch2">
          <text:p>Sum of Squares Even</text:p>
        </chart:title>
        <chart:legend chart:legend-position="end" svg:x="14.375cm" svg:y="3.621cm" style:legend-expansion="high" chart:style-name="ch3"/>
        <chart:plot-area chart:style-name="ch4" table:cell-range-address="without.A60:without.E65" chart:data-source-has-labels="both" svg:x="0.77cm" svg:y="1.685cm" svg:width="12.965cm" svg:height="7.043cm">
          <chartooo:coordinate-region svg:x="1.762cm" svg:y="1.884cm" svg:width="11.973cm" svg:height="4.611cm"/>
          <chart:axis chart:dimension="x" chart:name="primary-x" chart:style-name="ch5" chartooo:axis-type="auto">
            <chartooo:date-scale/>
            <chart:categories table:cell-range-address="without.A61:without.A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61:without.B65" chart:label-cell-address="without.B60:without.B60" chart:class="chart:bar">
            <chart:data-point chart:repeated="5"/>
          </chart:series>
          <chart:series chart:style-name="ch9" chart:values-cell-range-address="without.C61:without.C65" chart:label-cell-address="without.C60:without.C60" chart:class="chart:bar">
            <chart:data-point chart:repeated="5"/>
          </chart:series>
          <chart:series chart:style-name="ch10" chart:values-cell-range-address="without.D61:without.D65" chart:label-cell-address="without.D60:without.D60" chart:class="chart:bar">
            <chart:data-point chart:repeated="5"/>
          </chart:series>
          <chart:series chart:style-name="ch11" chart:values-cell-range-address="without.E61:without.E65" chart:label-cell-address="without.E60:without.E6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60:without.B60</svg:desc>
                </draw:g>
              </table:table-cell>
              <table:table-cell office:value-type="string">
                <text:p>Scala</text:p>
                <draw:g>
                  <svg:desc>without.C60:without.C60</svg:desc>
                </draw:g>
              </table:table-cell>
              <table:table-cell office:value-type="string">
                <text:p>C#</text:p>
                <draw:g>
                  <svg:desc>without.D60:without.D60</svg:desc>
                </draw:g>
              </table:table-cell>
              <table:table-cell office:value-type="string">
                <text:p>F#</text:p>
                <draw:g>
                  <svg:desc>without.E60:without.E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61:without.A65</svg:desc>
                </draw:g>
              </table:table-cell>
              <table:table-cell office:value-type="float" office:value="97.482">
                <text:p>97.482</text:p>
                <draw:g>
                  <svg:desc>without.B61:without.B65</svg:desc>
                </draw:g>
              </table:table-cell>
              <table:table-cell office:value-type="float" office:value="97.469">
                <text:p>97.469</text:p>
                <draw:g>
                  <svg:desc>without.C61:without.C65</svg:desc>
                </draw:g>
              </table:table-cell>
              <table:table-cell office:value-type="float" office:value="458.1">
                <text:p>458.1</text:p>
                <draw:g>
                  <svg:desc>without.D61:without.D65</svg:desc>
                </draw:g>
              </table:table-cell>
              <table:table-cell office:value-type="float" office:value="459.3">
                <text:p>459.3</text:p>
                <draw:g>
                  <svg:desc>without.E61:without.E65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14.008">
                <text:p>114.008</text:p>
              </table:table-cell>
              <table:table-cell office:value-type="float" office:value="451.097">
                <text:p>451.097</text:p>
              </table:table-cell>
              <table:table-cell office:value-type="float" office:value="627.5">
                <text:p>627.5</text:p>
              </table:table-cell>
              <table:table-cell office:value-type="float" office:value="711.4">
                <text:p>711.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58.17">
                <text:p>58.17</text:p>
              </table:table-cell>
              <table:table-cell office:value-type="float" office:value="4251.675">
                <text:p>4251.675</text:p>
              </table:table-cell>
              <table:table-cell office:value-type="float" office:value="670.3">
                <text:p>670.3</text:p>
              </table:table-cell>
              <table:table-cell office:value-type="float" office:value="646.2">
                <text:p>646.2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73.778">
                <text:p>173.778</text:p>
              </table:table-cell>
              <table:table-cell office:value-type="float" office:value="464.2">
                <text:p>464.2</text:p>
              </table:table-cell>
              <table:table-cell office:value-type="float" office:value="464.1">
                <text:p>464.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105.032">
                <text:p>105.032</text:p>
              </table:table-cell>
              <table:table-cell office:value-type="float" office:value="202.3">
                <text:p>202.3</text:p>
              </table:table-cell>
              <table:table-cell office:value-type="float" office:value="203.4">
                <text:p>203.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298cm" svg:height="9.007cm" xlink:href=".." xlink:type="simple" chart:class="chart:bar" chart:style-name="ch1">
        <chart:title svg:x="0cm" svg:y="0.003cm" chart:style-name="ch2">
          <text:p>Cartesian</text:p>
        </chart:title>
        <chart:legend chart:legend-position="end" svg:x="13.67cm" svg:y="3.457cm" style:legend-expansion="high" chart:style-name="ch3"/>
        <chart:plot-area chart:style-name="ch4" table:cell-range-address="'with-compiler-optimizations'.A9:'with-compiler-optimizations'.E14" chart:data-source-has-labels="both" svg:x="0.755cm" svg:y="1.661cm" svg:width="12.305cm" svg:height="6.746cm">
          <chartooo:coordinate-region svg:x="1.562cm" svg:y="1.86cm" svg:width="11.407cm" svg:height="5.9cm"/>
          <chart:axis chart:dimension="x" chart:name="primary-x" chart:style-name="ch5" chartooo:axis-type="auto">
            <chartooo:date-scale/>
            <chart:categories table:cell-range-address="'with-compiler-optimizations'.A10:'with-compiler-optimizations'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ith-compiler-optimizations'.B10:'with-compiler-optimizations'.B14" chart:label-cell-address="'with-compiler-optimizations'.B9:'with-compiler-optimizations'.B9" chart:class="chart:bar">
            <chart:data-point chart:repeated="5"/>
          </chart:series>
          <chart:series chart:style-name="ch9" chart:values-cell-range-address="'with-compiler-optimizations'.C10:'with-compiler-optimizations'.C14" chart:label-cell-address="'with-compiler-optimizations'.C9:'with-compiler-optimizations'.C9" chart:class="chart:bar">
            <chart:data-point chart:repeated="5"/>
          </chart:series>
          <chart:series chart:style-name="ch10" chart:values-cell-range-address="'with-compiler-optimizations'.D10:'with-compiler-optimizations'.D14" chart:label-cell-address="'with-compiler-optimizations'.D9:'with-compiler-optimizations'.D9" chart:class="chart:bar">
            <chart:data-point chart:repeated="5"/>
          </chart:series>
          <chart:series chart:style-name="ch11" chart:values-cell-range-address="'with-compiler-optimizations'.E10:'with-compiler-optimizations'.E14" chart:label-cell-address="'with-compiler-optimizations'.E9:'with-compiler-optimizations'.E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9:'with-compiler-optimizations'.B9</svg:desc>
                </draw:g>
              </table:table-cell>
              <table:table-cell office:value-type="string">
                <text:p>Scala</text:p>
                <draw:g>
                  <svg:desc>'with-compiler-optimizations'.C9:'with-compiler-optimizations'.C9</svg:desc>
                </draw:g>
              </table:table-cell>
              <table:table-cell office:value-type="string">
                <text:p>C#</text:p>
                <draw:g>
                  <svg:desc>'with-compiler-optimizations'.D9:'with-compiler-optimizations'.D9</svg:desc>
                </draw:g>
              </table:table-cell>
              <table:table-cell office:value-type="string">
                <text:p>F#</text:p>
                <draw:g>
                  <svg:desc>'with-compiler-optimizations'.E9:'with-compiler-optimizations'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0:'with-compiler-optimizations'.A14</svg:desc>
                </draw:g>
              </table:table-cell>
              <table:table-cell office:value-type="float" office:value="9.065">
                <text:p>9.065</text:p>
                <draw:g>
                  <svg:desc>'with-compiler-optimizations'.B10:'with-compiler-optimizations'.B14</svg:desc>
                </draw:g>
              </table:table-cell>
              <table:table-cell office:value-type="float" office:value="8.976">
                <text:p>8.976</text:p>
                <draw:g>
                  <svg:desc>'with-compiler-optimizations'.C10:'with-compiler-optimizations'.C14</svg:desc>
                </draw:g>
              </table:table-cell>
              <table:table-cell office:value-type="float" office:value="9.4">
                <text:p>9.4</text:p>
                <draw:g>
                  <svg:desc>'with-compiler-optimizations'.D10:'with-compiler-optimizations'.D14</svg:desc>
                </draw:g>
              </table:table-cell>
              <table:table-cell office:value-type="float" office:value="10">
                <text:p>10</text:p>
                <draw:g>
                  <svg:desc>'with-compiler-optimizations'.E10:'with-compiler-optimizations'.E1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3.99">
                <text:p>43.99</text:p>
              </table:table-cell>
              <table:table-cell office:value-type="float" office:value="255.882">
                <text:p>255.882</text:p>
              </table:table-cell>
              <table:table-cell office:value-type="float" office:value="184.6">
                <text:p>184.6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96.869">
                <text:p>196.869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39.889">
                <text:p>39.889</text:p>
              </table:table-cell>
              <table:table-cell office:value-type="float" office:value="3814.45">
                <text:p>3814.45</text:p>
              </table:table-cell>
              <table:table-cell office:value-type="float" office:value="73">
                <text:p>73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30.023">
                <text:p>230.023</text:p>
              </table:table-cell>
              <table:table-cell office:value-type="float" office:value="7.2">
                <text:p>7.2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327cm" svg:height="9.322cm" xlink:href=".." xlink:type="simple" chart:class="chart:bar" chart:style-name="ch1">
        <chart:title svg:x="0.003cm" svg:y="0.003cm" chart:style-name="ch2">
          <text:p>Sum of Squares</text:p>
        </chart:title>
        <chart:legend chart:legend-position="end" svg:x="13.699cm" svg:y="3.615cm" style:legend-expansion="high" chart:style-name="ch3"/>
        <chart:plot-area chart:style-name="ch4" table:cell-range-address="'with-compiler-optimizations'.A16:'with-compiler-optimizations'.E21" chart:data-source-has-labels="both" svg:x="0.756cm" svg:y="1.685cm" svg:width="12.331cm" svg:height="7.031cm">
          <chartooo:coordinate-region svg:x="1.563cm" svg:y="1.885cm" svg:width="11.435cm" svg:height="6.184cm"/>
          <chart:axis chart:dimension="x" chart:name="primary-x" chart:style-name="ch5" chartooo:axis-type="auto">
            <chartooo:date-scale/>
            <chart:categories table:cell-range-address="'with-compiler-optimizations'.A17:'with-compiler-optimizations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ith-compiler-optimizations'.B17:'with-compiler-optimizations'.B21" chart:label-cell-address="'with-compiler-optimizations'.B16:'with-compiler-optimizations'.B16" chart:class="chart:bar">
            <chart:data-point chart:repeated="5"/>
          </chart:series>
          <chart:series chart:style-name="ch9" chart:values-cell-range-address="'with-compiler-optimizations'.C17:'with-compiler-optimizations'.C21" chart:label-cell-address="'with-compiler-optimizations'.C16:'with-compiler-optimizations'.C16" chart:class="chart:bar">
            <chart:data-point chart:repeated="5"/>
          </chart:series>
          <chart:series chart:style-name="ch10" chart:values-cell-range-address="'with-compiler-optimizations'.D17:'with-compiler-optimizations'.D21" chart:label-cell-address="'with-compiler-optimizations'.D16:'with-compiler-optimizations'.D16" chart:class="chart:bar">
            <chart:data-point chart:repeated="5"/>
          </chart:series>
          <chart:series chart:style-name="ch11" chart:values-cell-range-address="'with-compiler-optimizations'.E17:'with-compiler-optimizations'.E21" chart:label-cell-address="'with-compiler-optimizations'.E16:'with-compiler-optimizations'.E1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16:'with-compiler-optimizations'.B16</svg:desc>
                </draw:g>
              </table:table-cell>
              <table:table-cell office:value-type="string">
                <text:p>Scala</text:p>
                <draw:g>
                  <svg:desc>'with-compiler-optimizations'.C16:'with-compiler-optimizations'.C16</svg:desc>
                </draw:g>
              </table:table-cell>
              <table:table-cell office:value-type="string">
                <text:p>C#</text:p>
                <draw:g>
                  <svg:desc>'with-compiler-optimizations'.D16:'with-compiler-optimizations'.D16</svg:desc>
                </draw:g>
              </table:table-cell>
              <table:table-cell office:value-type="string">
                <text:p>F#</text:p>
                <draw:g>
                  <svg:desc>'with-compiler-optimizations'.E16:'with-compiler-optimizations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7:'with-compiler-optimizations'.A21</svg:desc>
                </draw:g>
              </table:table-cell>
              <table:table-cell office:value-type="float" office:value="11.629">
                <text:p>11.629</text:p>
                <draw:g>
                  <svg:desc>'with-compiler-optimizations'.B17:'with-compiler-optimizations'.B21</svg:desc>
                </draw:g>
              </table:table-cell>
              <table:table-cell office:value-type="float" office:value="10.286">
                <text:p>10.286</text:p>
                <draw:g>
                  <svg:desc>'with-compiler-optimizations'.C17:'with-compiler-optimizations'.C21</svg:desc>
                </draw:g>
              </table:table-cell>
              <table:table-cell office:value-type="float" office:value="10.9">
                <text:p>10.9</text:p>
                <draw:g>
                  <svg:desc>'with-compiler-optimizations'.D17:'with-compiler-optimizations'.D21</svg:desc>
                </draw:g>
              </table:table-cell>
              <table:table-cell office:value-type="float" office:value="11.5">
                <text:p>11.5</text:p>
                <draw:g>
                  <svg:desc>'with-compiler-optimizations'.E17:'with-compiler-optimizations'.E2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6.589">
                <text:p>46.589</text:p>
              </table:table-cell>
              <table:table-cell office:value-type="float" office:value="73.374">
                <text:p>73.374</text:p>
              </table:table-cell>
              <table:table-cell office:value-type="float" office:value="107.6">
                <text:p>107.6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7.435">
                <text:p>47.435</text:p>
              </table:table-cell>
              <table:table-cell office:value-type="float" office:value="14.6">
                <text:p>14.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36.953">
                <text:p>36.953</text:p>
              </table:table-cell>
              <table:table-cell office:value-type="float" office:value="1175.029">
                <text:p>1175.029</text:p>
              </table:table-cell>
              <table:table-cell office:value-type="float" office:value="60.8">
                <text:p>60.8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5.628">
                <text:p>45.628</text:p>
              </table:table-cell>
              <table:table-cell office:value-type="float" office:value="8.8">
                <text:p>8.8</text:p>
              </table:table-cell>
              <table:table-cell office:value-type="float" office:value="7.9">
                <text:p>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298cm" svg:height="9.408cm" xlink:href=".." xlink:type="simple" chart:class="chart:bar" chart:style-name="ch1">
        <chart:title svg:x="0.002cm" svg:y="0.003cm" chart:style-name="ch2">
          <text:p>Sum of Squares Even</text:p>
        </chart:title>
        <chart:legend chart:legend-position="end" svg:x="13.67cm" svg:y="3.658cm" style:legend-expansion="high" chart:style-name="ch3"/>
        <chart:plot-area chart:style-name="ch4" table:cell-range-address="'with-compiler-optimizations'.A23:'with-compiler-optimizations'.E28" chart:data-source-has-labels="both" svg:x="0.755cm" svg:y="1.693cm" svg:width="12.305cm" svg:height="7.107cm">
          <chartooo:coordinate-region svg:x="1.747cm" svg:y="1.892cm" svg:width="11.203cm" svg:height="6.261cm"/>
          <chart:axis chart:dimension="x" chart:name="primary-x" chart:style-name="ch5" chartooo:axis-type="auto">
            <chartooo:date-scale/>
            <chart:categories table:cell-range-address="'with-compiler-optimizations'.A24:'with-compiler-optimizations'.A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ith-compiler-optimizations'.B24:'with-compiler-optimizations'.B28" chart:label-cell-address="'with-compiler-optimizations'.B23:'with-compiler-optimizations'.B23" chart:class="chart:bar">
            <chart:data-point chart:repeated="5"/>
          </chart:series>
          <chart:series chart:style-name="ch9" chart:values-cell-range-address="'with-compiler-optimizations'.C24:'with-compiler-optimizations'.C28" chart:label-cell-address="'with-compiler-optimizations'.C23:'with-compiler-optimizations'.C23" chart:class="chart:bar">
            <chart:data-point chart:repeated="5"/>
          </chart:series>
          <chart:series chart:style-name="ch10" chart:values-cell-range-address="'with-compiler-optimizations'.D24:'with-compiler-optimizations'.D28" chart:label-cell-address="'with-compiler-optimizations'.D23:'with-compiler-optimizations'.D23" chart:class="chart:bar">
            <chart:data-point chart:repeated="5"/>
          </chart:series>
          <chart:series chart:style-name="ch11" chart:values-cell-range-address="'with-compiler-optimizations'.E24:'with-compiler-optimizations'.E28" chart:label-cell-address="'with-compiler-optimizations'.E23:'with-compiler-optimizations'.E2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3:'with-compiler-optimizations'.B23</svg:desc>
                </draw:g>
              </table:table-cell>
              <table:table-cell office:value-type="string">
                <text:p>Scala</text:p>
                <draw:g>
                  <svg:desc>'with-compiler-optimizations'.C23:'with-compiler-optimizations'.C23</svg:desc>
                </draw:g>
              </table:table-cell>
              <table:table-cell office:value-type="string">
                <text:p>C#</text:p>
                <draw:g>
                  <svg:desc>'with-compiler-optimizations'.D23:'with-compiler-optimizations'.D23</svg:desc>
                </draw:g>
              </table:table-cell>
              <table:table-cell office:value-type="string">
                <text:p>F#</text:p>
                <draw:g>
                  <svg:desc>'with-compiler-optimizations'.E23:'with-compiler-optimizations'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24:'with-compiler-optimizations'.A28</svg:desc>
                </draw:g>
              </table:table-cell>
              <table:table-cell office:value-type="float" office:value="229.76">
                <text:p>229.76</text:p>
                <draw:g>
                  <svg:desc>'with-compiler-optimizations'.B24:'with-compiler-optimizations'.B28</svg:desc>
                </draw:g>
              </table:table-cell>
              <table:table-cell office:value-type="float" office:value="228.861">
                <text:p>228.861</text:p>
                <draw:g>
                  <svg:desc>'with-compiler-optimizations'.C24:'with-compiler-optimizations'.C28</svg:desc>
                </draw:g>
              </table:table-cell>
              <table:table-cell office:value-type="float" office:value="258.5">
                <text:p>258.5</text:p>
                <draw:g>
                  <svg:desc>'with-compiler-optimizations'.D24:'with-compiler-optimizations'.D28</svg:desc>
                </draw:g>
              </table:table-cell>
              <table:table-cell office:value-type="float" office:value="257.6">
                <text:p>257.6</text:p>
                <draw:g>
                  <svg:desc>'with-compiler-optimizations'.E24:'with-compiler-optimizations'.E28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262.315">
                <text:p>262.315</text:p>
              </table:table-cell>
              <table:table-cell office:value-type="float" office:value="484.924">
                <text:p>484.924</text:p>
              </table:table-cell>
              <table:table-cell office:value-type="float" office:value="317.7">
                <text:p>317.7</text:p>
              </table:table-cell>
              <table:table-cell office:value-type="float" office:value="434.2">
                <text:p>434.2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307.942">
                <text:p>307.942</text:p>
              </table:table-cell>
              <table:table-cell office:value-type="float" office:value="266.1">
                <text:p>266.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0.417">
                <text:p>100.417</text:p>
              </table:table-cell>
              <table:table-cell office:value-type="float" office:value="4742.848">
                <text:p>4742.848</text:p>
              </table:table-cell>
              <table:table-cell office:value-type="float" office:value="168.6">
                <text:p>168.6</text:p>
              </table:table-cell>
              <table:table-cell office:value-type="float" office:value="154.3">
                <text:p>154.3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132.11">
                <text:p>132.11</text:p>
              </table:table-cell>
              <table:table-cell office:value-type="float" office:value="101.1">
                <text:p>101.1</text:p>
              </table:table-cell>
              <table:table-cell office:value-type="float" office:value="100.9">
                <text:p>100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chart:label-position="top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886cm" svg:height="8.067cm" xlink:href=".." xlink:type="simple" chart:class="chart:bar" chart:style-name="ch1">
        <chart:title svg:x="0cm" svg:y="0.003cm" chart:style-name="ch2">
          <text:p>Sum</text:p>
        </chart:title>
        <chart:legend chart:legend-position="end" svg:x="14.258cm" svg:y="2.987cm" style:legend-expansion="high" chart:style-name="ch3"/>
        <chart:plot-area chart:style-name="ch4" table:cell-range-address="'with-compiler-optimizations'.A31:'with-compiler-optimizations'.E36" chart:data-source-has-labels="both" svg:x="0.767cm" svg:y="1.585cm" svg:width="12.857cm" svg:height="5.901cm">
          <chartooo:coordinate-region svg:x="1.574cm" svg:y="1.784cm" svg:width="12.016cm" svg:height="5.055cm"/>
          <chart:axis chart:dimension="x" chart:name="primary-x" chart:style-name="ch5" chartooo:axis-type="auto">
            <chartooo:date-scale/>
            <chart:categories table:cell-range-address="'with-compiler-optimizations'.A32:'with-compiler-optimizations'.A3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ith-compiler-optimizations'.B32:'with-compiler-optimizations'.B36" chart:label-cell-address="'with-compiler-optimizations'.B31:'with-compiler-optimizations'.B31" chart:class="chart:bar">
            <chart:data-point chart:repeated="5"/>
          </chart:series>
          <chart:series chart:style-name="ch9" chart:values-cell-range-address="'with-compiler-optimizations'.C32:'with-compiler-optimizations'.C36" chart:label-cell-address="'with-compiler-optimizations'.C31:'with-compiler-optimizations'.C31" chart:class="chart:bar">
            <chart:data-point chart:repeated="5"/>
          </chart:series>
          <chart:series chart:style-name="ch10" chart:values-cell-range-address="'with-compiler-optimizations'.D32:'with-compiler-optimizations'.D36" chart:label-cell-address="'with-compiler-optimizations'.D31:'with-compiler-optimizations'.D31" chart:class="chart:bar">
            <chart:data-point chart:repeated="5"/>
          </chart:series>
          <chart:series chart:style-name="ch11" chart:values-cell-range-address="'with-compiler-optimizations'.E32:'with-compiler-optimizations'.E36" chart:label-cell-address="'with-compiler-optimizations'.E31:'with-compiler-optimizations'.E3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1:'with-compiler-optimizations'.B31</svg:desc>
                </draw:g>
              </table:table-cell>
              <table:table-cell office:value-type="string">
                <text:p>Scala</text:p>
                <draw:g>
                  <svg:desc>'with-compiler-optimizations'.C31:'with-compiler-optimizations'.C31</svg:desc>
                </draw:g>
              </table:table-cell>
              <table:table-cell office:value-type="string">
                <text:p>C#</text:p>
                <draw:g>
                  <svg:desc>'with-compiler-optimizations'.D31:'with-compiler-optimizations'.D31</svg:desc>
                </draw:g>
              </table:table-cell>
              <table:table-cell office:value-type="string">
                <text:p>F#</text:p>
                <draw:g>
                  <svg:desc>'with-compiler-optimizations'.E31:'with-compiler-optimizations'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2:'with-compiler-optimizations'.A36</svg:desc>
                </draw:g>
              </table:table-cell>
              <table:table-cell office:value-type="float" office:value="10.402">
                <text:p>10.402</text:p>
                <draw:g>
                  <svg:desc>'with-compiler-optimizations'.B32:'with-compiler-optimizations'.B36</svg:desc>
                </draw:g>
              </table:table-cell>
              <table:table-cell office:value-type="float" office:value="9.197">
                <text:p>9.197</text:p>
                <draw:g>
                  <svg:desc>'with-compiler-optimizations'.C32:'with-compiler-optimizations'.C36</svg:desc>
                </draw:g>
              </table:table-cell>
              <table:table-cell office:value-type="float" office:value="26.4">
                <text:p>26.4</text:p>
                <draw:g>
                  <svg:desc>'with-compiler-optimizations'.D32:'with-compiler-optimizations'.D36</svg:desc>
                </draw:g>
              </table:table-cell>
              <table:table-cell office:value-type="float" office:value="26.8">
                <text:p>26.8</text:p>
                <draw:g>
                  <svg:desc>'with-compiler-optimizations'.E32:'with-compiler-optimizations'.E36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2.011">
                <text:p>42.011</text:p>
              </table:table-cell>
              <table:table-cell office:value-type="float" office:value="57.232">
                <text:p>57.232</text:p>
              </table:table-cell>
              <table:table-cell office:value-type="float" office:value="104.3">
                <text:p>104.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9.481">
                <text:p>9.481</text:p>
              </table:table-cell>
              <table:table-cell office:value-type="float" office:value="27.6">
                <text:p>27.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1.99">
                <text:p>21.99</text:p>
              </table:table-cell>
              <table:table-cell office:value-type="float" office:value="1493.451">
                <text:p>1493.451</text:p>
              </table:table-cell>
              <table:table-cell office:value-type="float" office:value="455.6">
                <text:p>455.6</text:p>
              </table:table-cell>
              <table:table-cell office:value-type="float" office:value="450.8">
                <text:p>450.8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7.104">
                <text:p>7.104</text:p>
              </table:table-cell>
              <table:table-cell office:value-type="float" office:value="12.5">
                <text:p>12.5</text:p>
              </table:table-cell>
              <table:table-cell office:value-type="float" office:value="12.7">
                <text:p>12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885cm" svg:height="9.085cm" xlink:href=".." xlink:type="simple" chart:class="chart:bar" chart:style-name="ch1">
        <chart:title svg:x="0cm" svg:y="0.004cm" chart:style-name="ch2">
          <text:p>Cartesian </text:p>
        </chart:title>
        <chart:legend chart:legend-position="end" svg:x="14.257cm" svg:y="3.496cm" style:legend-expansion="high" chart:style-name="ch3"/>
        <chart:plot-area chart:style-name="ch4" table:cell-range-address="'with-compiler-optimizations'.A39:'with-compiler-optimizations'.E44" chart:data-source-has-labels="both" svg:x="0.767cm" svg:y="1.665cm" svg:width="12.856cm" svg:height="6.819cm">
          <chartooo:coordinate-region svg:x="1.574cm" svg:y="1.865cm" svg:width="12.015cm" svg:height="5.972cm"/>
          <chart:axis chart:dimension="x" chart:name="primary-x" chart:style-name="ch5" chartooo:axis-type="auto">
            <chartooo:date-scale/>
            <chart:categories table:cell-range-address="'with-compiler-optimizations'.A40:'with-compiler-optimizations'.A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ith-compiler-optimizations'.B40:'with-compiler-optimizations'.B44" chart:label-cell-address="'with-compiler-optimizations'.B39:'with-compiler-optimizations'.B39" chart:class="chart:bar">
            <chart:data-point chart:repeated="5"/>
          </chart:series>
          <chart:series chart:style-name="ch9" chart:values-cell-range-address="'with-compiler-optimizations'.C40:'with-compiler-optimizations'.C44" chart:label-cell-address="'with-compiler-optimizations'.C39:'with-compiler-optimizations'.C39" chart:class="chart:bar">
            <chart:data-point chart:repeated="5"/>
          </chart:series>
          <chart:series chart:style-name="ch10" chart:values-cell-range-address="'with-compiler-optimizations'.D40:'with-compiler-optimizations'.D44" chart:label-cell-address="'with-compiler-optimizations'.D39:'with-compiler-optimizations'.D39" chart:class="chart:bar">
            <chart:data-point chart:repeated="5"/>
          </chart:series>
          <chart:series chart:style-name="ch11" chart:values-cell-range-address="'with-compiler-optimizations'.E40:'with-compiler-optimizations'.E44" chart:label-cell-address="'with-compiler-optimizations'.E39:'with-compiler-optimizations'.E3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9:'with-compiler-optimizations'.B39</svg:desc>
                </draw:g>
              </table:table-cell>
              <table:table-cell office:value-type="string">
                <text:p>Scala</text:p>
                <draw:g>
                  <svg:desc>'with-compiler-optimizations'.C39:'with-compiler-optimizations'.C39</svg:desc>
                </draw:g>
              </table:table-cell>
              <table:table-cell office:value-type="string">
                <text:p>C#</text:p>
                <draw:g>
                  <svg:desc>'with-compiler-optimizations'.D39:'with-compiler-optimizations'.D39</svg:desc>
                </draw:g>
              </table:table-cell>
              <table:table-cell office:value-type="string">
                <text:p>F#</text:p>
                <draw:g>
                  <svg:desc>'with-compiler-optimizations'.E39:'with-compiler-optimizations'.E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40:'with-compiler-optimizations'.A44</svg:desc>
                </draw:g>
              </table:table-cell>
              <table:table-cell office:value-type="float" office:value="8.781">
                <text:p>8.781</text:p>
                <draw:g>
                  <svg:desc>'with-compiler-optimizations'.B40:'with-compiler-optimizations'.B44</svg:desc>
                </draw:g>
              </table:table-cell>
              <table:table-cell office:value-type="float" office:value="8.7">
                <text:p>8.7</text:p>
                <draw:g>
                  <svg:desc>'with-compiler-optimizations'.C40:'with-compiler-optimizations'.C44</svg:desc>
                </draw:g>
              </table:table-cell>
              <table:table-cell office:value-type="float" office:value="26.3">
                <text:p>26.3</text:p>
                <draw:g>
                  <svg:desc>'with-compiler-optimizations'.D40:'with-compiler-optimizations'.D44</svg:desc>
                </draw:g>
              </table:table-cell>
              <table:table-cell office:value-type="float" office:value="26.2">
                <text:p>26.2</text:p>
                <draw:g>
                  <svg:desc>'with-compiler-optimizations'.E40:'with-compiler-optimizations'.E4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88.632">
                <text:p>88.632</text:p>
              </table:table-cell>
              <table:table-cell office:value-type="float" office:value="236.736">
                <text:p>236.736</text:p>
              </table:table-cell>
              <table:table-cell office:value-type="float" office:value="291">
                <text:p>291</text:p>
              </table:table-cell>
              <table:table-cell office:value-type="float" office:value="332.8">
                <text:p>332.8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209.765">
                <text:p>209.765</text:p>
              </table:table-cell>
              <table:table-cell office:value-type="float" office:value="26.2">
                <text:p>26.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46.139">
                <text:p>46.139</text:p>
              </table:table-cell>
              <table:table-cell office:value-type="float" office:value="2987.933">
                <text:p>2987.933</text:p>
              </table:table-cell>
              <table:table-cell office:value-type="float" office:value="293.3">
                <text:p>293.3</text:p>
              </table:table-cell>
              <table:table-cell office:value-type="float" office:value="355.8">
                <text:p>355.8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23.495">
                <text:p>223.49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834cm" svg:height="9.39cm" xlink:href=".." xlink:type="simple" chart:class="chart:bar" chart:style-name="ch1">
        <chart:title svg:x="0.002cm" svg:y="0.003cm" chart:style-name="ch2">
          <text:p>Sum of Squares</text:p>
        </chart:title>
        <chart:legend chart:legend-position="end" svg:x="14.206cm" svg:y="3.649cm" style:legend-expansion="high" chart:style-name="ch3"/>
        <chart:plot-area chart:style-name="ch4" table:cell-range-address="'with-compiler-optimizations'.A47:'with-compiler-optimizations'.E52" chart:data-source-has-labels="both" svg:x="0.766cm" svg:y="1.689cm" svg:width="12.808cm" svg:height="7.094cm">
          <chartooo:coordinate-region svg:x="1.573cm" svg:y="1.888cm" svg:width="11.962cm" svg:height="6.248cm"/>
          <chart:axis chart:dimension="x" chart:name="primary-x" chart:style-name="ch5" chartooo:axis-type="auto">
            <chartooo:date-scale/>
            <chart:categories table:cell-range-address="'with-compiler-optimizations'.A48:'with-compiler-optimizations'.A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ith-compiler-optimizations'.B48:'with-compiler-optimizations'.B52" chart:label-cell-address="'with-compiler-optimizations'.B47:'with-compiler-optimizations'.B47" chart:class="chart:bar">
            <chart:data-point chart:repeated="5"/>
          </chart:series>
          <chart:series chart:style-name="ch9" chart:values-cell-range-address="'with-compiler-optimizations'.C48:'with-compiler-optimizations'.C52" chart:label-cell-address="'with-compiler-optimizations'.C47:'with-compiler-optimizations'.C47" chart:class="chart:bar">
            <chart:data-point chart:repeated="5"/>
          </chart:series>
          <chart:series chart:style-name="ch10" chart:values-cell-range-address="'with-compiler-optimizations'.D48:'with-compiler-optimizations'.D52" chart:label-cell-address="'with-compiler-optimizations'.D47:'with-compiler-optimizations'.D47" chart:class="chart:bar">
            <chart:data-point chart:repeated="5"/>
          </chart:series>
          <chart:series chart:style-name="ch11" chart:values-cell-range-address="'with-compiler-optimizations'.E48:'with-compiler-optimizations'.E52" chart:label-cell-address="'with-compiler-optimizations'.E47:'with-compiler-optimizations'.E4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47:'with-compiler-optimizations'.B47</svg:desc>
                </draw:g>
              </table:table-cell>
              <table:table-cell office:value-type="string">
                <text:p>Scala</text:p>
                <draw:g>
                  <svg:desc>'with-compiler-optimizations'.C47:'with-compiler-optimizations'.C47</svg:desc>
                </draw:g>
              </table:table-cell>
              <table:table-cell office:value-type="string">
                <text:p>C#</text:p>
                <draw:g>
                  <svg:desc>'with-compiler-optimizations'.D47:'with-compiler-optimizations'.D47</svg:desc>
                </draw:g>
              </table:table-cell>
              <table:table-cell office:value-type="string">
                <text:p>F#</text:p>
                <draw:g>
                  <svg:desc>'with-compiler-optimizations'.E47:'with-compiler-optimizations'.E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48:'with-compiler-optimizations'.A52</svg:desc>
                </draw:g>
              </table:table-cell>
              <table:table-cell office:value-type="float" office:value="10.45">
                <text:p>10.45</text:p>
                <draw:g>
                  <svg:desc>'with-compiler-optimizations'.B48:'with-compiler-optimizations'.B52</svg:desc>
                </draw:g>
              </table:table-cell>
              <table:table-cell office:value-type="float" office:value="9.183">
                <text:p>9.183</text:p>
                <draw:g>
                  <svg:desc>'with-compiler-optimizations'.C48:'with-compiler-optimizations'.C52</svg:desc>
                </draw:g>
              </table:table-cell>
              <table:table-cell office:value-type="float" office:value="28.1">
                <text:p>28.1</text:p>
                <draw:g>
                  <svg:desc>'with-compiler-optimizations'.D48:'with-compiler-optimizations'.D52</svg:desc>
                </draw:g>
              </table:table-cell>
              <table:table-cell office:value-type="float" office:value="27.5">
                <text:p>27.5</text:p>
                <draw:g>
                  <svg:desc>'with-compiler-optimizations'.E48:'with-compiler-optimizations'.E52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1.816">
                <text:p>41.816</text:p>
              </table:table-cell>
              <table:table-cell office:value-type="float" office:value="68.432">
                <text:p>68.432</text:p>
              </table:table-cell>
              <table:table-cell office:value-type="float" office:value="249.9">
                <text:p>249.9</text:p>
              </table:table-cell>
              <table:table-cell office:value-type="float" office:value="221.3">
                <text:p>221.3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6.915">
                <text:p>46.915</text:p>
              </table:table-cell>
              <table:table-cell office:value-type="float" office:value="27.1">
                <text:p>27.1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34.753">
                <text:p>34.753</text:p>
              </table:table-cell>
              <table:table-cell office:value-type="float" office:value="1497.408">
                <text:p>1497.408</text:p>
              </table:table-cell>
              <table:table-cell office:value-type="float" office:value="509.1">
                <text:p>509.1</text:p>
              </table:table-cell>
              <table:table-cell office:value-type="float" office:value="493.1">
                <text:p>493.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4.776">
                <text:p>44.776</text:p>
              </table:table-cell>
              <table:table-cell office:value-type="float" office:value="13.5">
                <text:p>13.5</text:p>
              </table:table-cell>
              <table:table-cell office:value-type="float" office:value="13.1">
                <text:p>13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478cm" svg:height="9.427cm" xlink:href=".." xlink:type="simple" chart:class="chart:bar" chart:style-name="ch1">
        <chart:title svg:x="0.002cm" svg:y="0.003cm" chart:style-name="ch2">
          <text:p>Sum of Squares Even</text:p>
        </chart:title>
        <chart:legend chart:legend-position="end" svg:x="13.85cm" svg:y="3.667cm" style:legend-expansion="high" chart:style-name="ch3"/>
        <chart:plot-area chart:style-name="ch4" table:cell-range-address="'with-compiler-optimizations'.A54:'with-compiler-optimizations'.E59" chart:data-source-has-labels="both" svg:x="0.759cm" svg:y="1.693cm" svg:width="12.473cm" svg:height="7.126cm">
          <chartooo:coordinate-region svg:x="1.751cm" svg:y="1.892cm" svg:width="11.389cm" svg:height="6.28cm"/>
          <chart:axis chart:dimension="x" chart:name="primary-x" chart:style-name="ch5" chartooo:axis-type="auto">
            <chartooo:date-scale/>
            <chart:categories table:cell-range-address="'with-compiler-optimizations'.A55:'with-compiler-optimizations'.A5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ith-compiler-optimizations'.B55:'with-compiler-optimizations'.B59" chart:label-cell-address="'with-compiler-optimizations'.B54:'with-compiler-optimizations'.B54" chart:class="chart:bar">
            <chart:data-point chart:repeated="5"/>
          </chart:series>
          <chart:series chart:style-name="ch9" chart:values-cell-range-address="'with-compiler-optimizations'.C55:'with-compiler-optimizations'.C59" chart:label-cell-address="'with-compiler-optimizations'.C54:'with-compiler-optimizations'.C54" chart:class="chart:bar">
            <chart:data-point chart:repeated="5"/>
          </chart:series>
          <chart:series chart:style-name="ch10" chart:values-cell-range-address="'with-compiler-optimizations'.D55:'with-compiler-optimizations'.D59" chart:label-cell-address="'with-compiler-optimizations'.D54:'with-compiler-optimizations'.D54" chart:class="chart:bar">
            <chart:data-point chart:repeated="5"/>
          </chart:series>
          <chart:series chart:style-name="ch11" chart:values-cell-range-address="'with-compiler-optimizations'.E55:'with-compiler-optimizations'.E59" chart:label-cell-address="'with-compiler-optimizations'.E54:'with-compiler-optimizations'.E5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4:'with-compiler-optimizations'.B54</svg:desc>
                </draw:g>
              </table:table-cell>
              <table:table-cell office:value-type="string">
                <text:p>Scala</text:p>
                <draw:g>
                  <svg:desc>'with-compiler-optimizations'.C54:'with-compiler-optimizations'.C54</svg:desc>
                </draw:g>
              </table:table-cell>
              <table:table-cell office:value-type="string">
                <text:p>C#</text:p>
                <draw:g>
                  <svg:desc>'with-compiler-optimizations'.D54:'with-compiler-optimizations'.D54</svg:desc>
                </draw:g>
              </table:table-cell>
              <table:table-cell office:value-type="string">
                <text:p>F#</text:p>
                <draw:g>
                  <svg:desc>'with-compiler-optimizations'.E54:'with-compiler-optimizations'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55:'with-compiler-optimizations'.A59</svg:desc>
                </draw:g>
              </table:table-cell>
              <table:table-cell office:value-type="float" office:value="97.482">
                <text:p>97.482</text:p>
                <draw:g>
                  <svg:desc>'with-compiler-optimizations'.B55:'with-compiler-optimizations'.B59</svg:desc>
                </draw:g>
              </table:table-cell>
              <table:table-cell office:value-type="float" office:value="95.753">
                <text:p>95.753</text:p>
                <draw:g>
                  <svg:desc>'with-compiler-optimizations'.C55:'with-compiler-optimizations'.C59</svg:desc>
                </draw:g>
              </table:table-cell>
              <table:table-cell office:value-type="float" office:value="463.7">
                <text:p>463.7</text:p>
                <draw:g>
                  <svg:desc>'with-compiler-optimizations'.D55:'with-compiler-optimizations'.D59</svg:desc>
                </draw:g>
              </table:table-cell>
              <table:table-cell office:value-type="float" office:value="456">
                <text:p>456</text:p>
                <draw:g>
                  <svg:desc>'with-compiler-optimizations'.E55:'with-compiler-optimizations'.E59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14.008">
                <text:p>114.008</text:p>
              </table:table-cell>
              <table:table-cell office:value-type="float" office:value="335.841">
                <text:p>335.841</text:p>
              </table:table-cell>
              <table:table-cell office:value-type="float" office:value="622.7">
                <text:p>622.7</text:p>
              </table:table-cell>
              <table:table-cell office:value-type="float" office:value="698.6">
                <text:p>698.6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68.893">
                <text:p>168.893</text:p>
              </table:table-cell>
              <table:table-cell office:value-type="float" office:value="463.3">
                <text:p>463.3</text:p>
              </table:table-cell>
              <table:table-cell office:value-type="float" office:value="460.5">
                <text:p>460.5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58.17">
                <text:p>58.17</text:p>
              </table:table-cell>
              <table:table-cell office:value-type="float" office:value="2871.014">
                <text:p>2871.014</text:p>
              </table:table-cell>
              <table:table-cell office:value-type="float" office:value="665.7">
                <text:p>665.7</text:p>
              </table:table-cell>
              <table:table-cell office:value-type="float" office:value="631.8">
                <text:p>631.8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98.965">
                <text:p>98.965</text:p>
              </table:table-cell>
              <table:table-cell office:value-type="float" office:value="202.6">
                <text:p>202.6</text:p>
              </table:table-cell>
              <table:table-cell office:value-type="float" office:value="200.1">
                <text:p>200.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60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 style:rotation-angle="60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style:rotation-angle="60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7cm" svg:height="9.016cm" xlink:href=".." xlink:type="simple" chart:class="chart:bar" chart:style-name="ch1">
        <chart:title svg:x="0cm" svg:y="0.004cm" chart:style-name="ch2">
          <text:p>Sum</text:p>
        </chart:title>
        <chart:legend chart:legend-position="end" svg:x="14.369cm" svg:y="3.462cm" style:legend-expansion="high" chart:style-name="ch3"/>
        <chart:plot-area chart:style-name="ch4" table:cell-range-address="without.A2:without.E7" chart:data-source-has-labels="both" svg:x="0.769cm" svg:y="1.661cm" svg:width="12.962cm" svg:height="6.755cm">
          <chartooo:coordinate-region svg:x="1.576cm" svg:y="1.86cm" svg:width="12.155cm" svg:height="4.323cm"/>
          <chart:axis chart:dimension="x" chart:name="primary-x" chart:style-name="ch5" chartooo:axis-type="auto">
            <chartooo:date-scale/>
            <chart:categories table:cell-range-address="without.A3:without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ithout.B3:without.B7" chart:label-cell-address="without.B2:without.B2" chart:class="chart:bar">
            <chart:data-point chart:repeated="5"/>
          </chart:series>
          <chart:series chart:style-name="ch9" chart:values-cell-range-address="without.C3:without.C7" chart:label-cell-address="without.C2:without.C2" chart:class="chart:bar">
            <chart:data-point chart:repeated="5"/>
          </chart:series>
          <chart:series chart:style-name="ch10" chart:values-cell-range-address="without.D3:without.D7" chart:label-cell-address="without.D2:without.D2" chart:class="chart:bar">
            <chart:data-point chart:repeated="5"/>
          </chart:series>
          <chart:series chart:style-name="ch11" chart:values-cell-range-address="without.E3:without.E7" chart:label-cell-address="without.E2:without.E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without.B2:without.B2</svg:desc>
                </draw:g>
              </table:table-cell>
              <table:table-cell office:value-type="string">
                <text:p>Scala</text:p>
                <draw:g>
                  <svg:desc>without.C2:without.C2</svg:desc>
                </draw:g>
              </table:table-cell>
              <table:table-cell office:value-type="string">
                <text:p>C#</text:p>
                <draw:g>
                  <svg:desc>without.D2:without.D2</svg:desc>
                </draw:g>
              </table:table-cell>
              <table:table-cell office:value-type="string">
                <text:p>F#</text:p>
                <draw:g>
                  <svg:desc>without.E2:without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without.A3:without.A7</svg:desc>
                </draw:g>
              </table:table-cell>
              <table:table-cell office:value-type="float" office:value="11.544">
                <text:p>11.544</text:p>
                <draw:g>
                  <svg:desc>without.B3:without.B7</svg:desc>
                </draw:g>
              </table:table-cell>
              <table:table-cell office:value-type="float" office:value="11.619">
                <text:p>11.619</text:p>
                <draw:g>
                  <svg:desc>without.C3:without.C7</svg:desc>
                </draw:g>
              </table:table-cell>
              <table:table-cell office:value-type="float" office:value="15.8">
                <text:p>15.8</text:p>
                <draw:g>
                  <svg:desc>without.D3:without.D7</svg:desc>
                </draw:g>
              </table:table-cell>
              <table:table-cell office:value-type="float" office:value="11.3">
                <text:p>11.3</text:p>
                <draw:g>
                  <svg:desc>without.E3:without.E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5.093">
                <text:p>45.093</text:p>
              </table:table-cell>
              <table:table-cell office:value-type="float" office:value="68.909">
                <text:p>68.909</text:p>
              </table:table-cell>
              <table:table-cell office:value-type="float" office:value="73.5">
                <text:p>73.5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3.39">
                <text:p>23.39</text:p>
              </table:table-cell>
              <table:table-cell office:value-type="float" office:value="1131.707">
                <text:p>1131.707</text:p>
              </table:table-cell>
              <table:table-cell office:value-type="float" office:value="62.2">
                <text:p>62.2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1.477">
                <text:p>11.477</text:p>
              </table:table-cell>
              <table:table-cell office:value-type="float" office:value="17.5">
                <text:p>17.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8.619">
                <text:p>8.619</text:p>
              </table:table-cell>
              <table:table-cell office:value-type="float" office:value="24.1">
                <text:p>24.1</text:p>
              </table:table-cell>
              <table:table-cell office:value-type="float" office:value="13.7">
                <text:p>13.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